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2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2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2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8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5"/>
          <table:table-cell table:style-name="ce120" table:number-columns-repeated="1014"/>
        </table:table-row>
        <table:table-row table:style-name="ro2">
          <table:table-cell table:style-name="ce2" table:number-columns-repeated="8"/>
          <table:table-cell table:style-name="ce100" office:value-type="string" calcext:value-type="string">
            <text:p><text:s text:c="3"/>單位︰人</text:p>
          </table:table-cell>
          <table:table-cell table:style-name="ce115"/>
          <table:table-cell table:style-name="ce12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6"/>
          <table:covered-table-cell table:style-name="ce76"/>
          <table:table-cell table:style-name="ce85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3"/>
          <table:covered-table-cell table:style-name="ce66"/>
          <table:table-cell table:style-name="ce116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3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3" office:value-type="string" calcext:value-type="string" table:number-columns-spanned="1" table:number-rows-spanned="3">
            <text:p>大陸港澳</text:p>
            <text:p>地區</text:p>
          </table:table-cell>
          <table:table-cell table:style-name="ce101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4"/>
          <table:covered-table-cell table:style-name="ce77"/>
          <table:covered-table-cell table:style-name="ce48"/>
          <table:covered-table-cell table:style-name="ce94"/>
          <table:covered-table-cell table:style-name="ce102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5"/>
          <table:covered-table-cell table:style-name="ce78"/>
          <table:covered-table-cell table:style-name="ce49"/>
          <table:covered-table-cell table:style-name="ce95"/>
          <table:covered-table-cell table:style-name="ce103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6" office:value-type="float" office:value="257546" calcext:value-type="float" table:number-columns-spanned="1" table:number-rows-spanned="3">
            <text:p><text:s text:c="3"/>257,546</text:p>
          </table:table-cell>
          <table:table-cell table:style-name="ce96" office:value-type="float" office:value="13904" calcext:value-type="float" table:number-columns-spanned="2" table:number-rows-spanned="3">
            <text:p>13,904 </text:p>
          </table:table-cell>
          <table:covered-table-cell table:style-name="ce104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7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7"/>
          <table:covered-table-cell table:style-name="ce97"/>
          <table:covered-table-cell table:style-name="ce105"/>
          <table:table-cell table:style-name="ce117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7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7" office:value-type="float" office:value="34" calcext:value-type="float">
            <text:p><text:s text:c="3"/>34</text:p>
          </table:table-cell>
          <table:covered-table-cell table:style-name="ce88"/>
          <table:covered-table-cell table:style-name="ce98"/>
          <table:covered-table-cell table:style-name="ce106"/>
          <table:table-cell table:style-name="ce117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8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86" office:value-type="float" office:value="266505" calcext:value-type="float" table:number-columns-spanned="1" table:number-rows-spanned="3">
            <text:p><text:s text:c="3"/>266,505</text:p>
          </table:table-cell>
          <table:table-cell table:style-name="ce99" office:value-type="float" office:value="17156" calcext:value-type="float" table:number-columns-spanned="2" table:number-rows-spanned="3">
            <text:p>17,156 </text:p>
          </table:table-cell>
          <table:covered-table-cell table:style-name="ce104"/>
          <table:table-cell table:style-name="ce117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7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7"/>
          <table:covered-table-cell table:style-name="ce97"/>
          <table:covered-table-cell table:style-name="ce105"/>
          <table:table-cell table:style-name="ce117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9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9" office:value-type="float" office:value="42" calcext:value-type="float">
            <text:p><text:s text:c="3"/>42</text:p>
          </table:table-cell>
          <table:covered-table-cell table:style-name="ce88"/>
          <table:covered-table-cell table:style-name="ce98"/>
          <table:covered-table-cell table:style-name="ce106"/>
          <table:table-cell table:style-name="ce117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6" office:value-type="float" office:value="282073" calcext:value-type="float" table:number-columns-spanned="1" table:number-rows-spanned="3">
            <text:p><text:s text:c="3"/>282,073</text:p>
          </table:table-cell>
          <table:table-cell table:style-name="ce96" office:value-type="float" office:value="23239" calcext:value-type="float" table:number-columns-spanned="2" table:number-rows-spanned="3">
            <text:p>23,239 </text:p>
          </table:table-cell>
          <table:covered-table-cell table:style-name="ce104"/>
          <table:table-cell table:style-name="ce117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7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7" office:value-type="float" office:value="42" calcext:value-type="float">
            <text:p><text:s text:c="3"/>42</text:p>
          </table:table-cell>
          <table:covered-table-cell table:style-name="ce87"/>
          <table:covered-table-cell table:style-name="ce97"/>
          <table:covered-table-cell table:style-name="ce105"/>
          <table:table-cell table:style-name="ce117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9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9" office:value-type="float" office:value="24" calcext:value-type="float">
            <text:p><text:s text:c="3"/>24</text:p>
          </table:table-cell>
          <table:covered-table-cell table:style-name="ce88"/>
          <table:covered-table-cell table:style-name="ce98"/>
          <table:covered-table-cell table:style-name="ce106"/>
          <table:table-cell table:style-name="ce117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6" office:value-type="float" office:value="232608" calcext:value-type="float" table:number-columns-spanned="1" table:number-rows-spanned="3">
            <text:p><text:s text:c="3"/>232,608</text:p>
          </table:table-cell>
          <table:table-cell table:style-name="ce99" office:value-type="float" office:value="27746" calcext:value-type="float" table:number-columns-spanned="2" table:number-rows-spanned="3">
            <text:p>27,746 </text:p>
          </table:table-cell>
          <table:covered-table-cell table:style-name="ce104"/>
          <table:table-cell table:style-name="ce117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7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7" office:value-type="float" office:value="36" calcext:value-type="float">
            <text:p><text:s text:c="3"/>36</text:p>
          </table:table-cell>
          <table:covered-table-cell table:style-name="ce87"/>
          <table:covered-table-cell table:style-name="ce97"/>
          <table:covered-table-cell table:style-name="ce105"/>
          <table:table-cell table:style-name="ce117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9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8"/>
          <table:covered-table-cell table:style-name="ce98"/>
          <table:covered-table-cell table:style-name="ce106"/>
          <table:table-cell table:style-name="ce117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6" office:value-type="float" office:value="216697" calcext:value-type="float" table:number-columns-spanned="1" table:number-rows-spanned="3">
            <text:p><text:s text:c="3"/>216,697</text:p>
          </table:table-cell>
          <table:table-cell table:style-name="ce99" office:value-type="float" office:value="30833" calcext:value-type="float" table:number-columns-spanned="2" table:number-rows-spanned="3">
            <text:p>30,833 </text:p>
          </table:table-cell>
          <table:covered-table-cell table:style-name="ce104"/>
          <table:table-cell table:style-name="ce117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7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7"/>
          <table:covered-table-cell table:style-name="ce97"/>
          <table:covered-table-cell table:style-name="ce105"/>
          <table:table-cell table:style-name="ce117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9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9" office:value-type="float" office:value="29" calcext:value-type="float">
            <text:p><text:s text:c="3"/>29</text:p>
          </table:table-cell>
          <table:covered-table-cell table:style-name="ce88"/>
          <table:covered-table-cell table:style-name="ce98"/>
          <table:covered-table-cell table:style-name="ce106"/>
          <table:table-cell table:style-name="ce117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6" office:value-type="float" office:value="196722" calcext:value-type="float" table:number-columns-spanned="1" table:number-rows-spanned="3">
            <text:p><text:s text:c="3"/>196,722</text:p>
          </table:table-cell>
          <table:table-cell table:style-name="ce99" office:value-type="float" office:value="30348" calcext:value-type="float" table:number-columns-spanned="2" table:number-rows-spanned="3">
            <text:p>30,348 </text:p>
          </table:table-cell>
          <table:covered-table-cell table:style-name="ce104"/>
          <table:table-cell table:style-name="ce117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7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7"/>
          <table:covered-table-cell table:style-name="ce97"/>
          <table:covered-table-cell table:style-name="ce105"/>
          <table:table-cell table:style-name="ce117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9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8"/>
          <table:covered-table-cell table:style-name="ce98"/>
          <table:covered-table-cell table:style-name="ce106"/>
          <table:table-cell table:style-name="ce117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7" office:value-type="float" office:value="17460" calcext:value-type="float">
            <text:p><text:s text:c="3"/>17,460</text:p>
          </table:table-cell>
          <table:table-cell table:style-name="ce117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7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7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7" office:value-type="float" office:value="16487" calcext:value-type="float">
            <text:p><text:s text:c="3"/>16,487</text:p>
          </table:table-cell>
          <table:table-cell table:style-name="ce117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8" office:value-type="float" office:value="8632" calcext:value-type="float">
            <text:p><text:s text:c="3"/>8,632</text:p>
          </table:table-cell>
          <table:table-cell table:style-name="ce117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9" office:value-type="float" office:value="7855" calcext:value-type="float">
            <text:p><text:s text:c="3"/>7,855</text:p>
          </table:table-cell>
          <table:table-cell table:style-name="ce117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7" office:value-type="float" office:value="13480" calcext:value-type="float">
            <text:p><text:s text:c="3"/>13,480</text:p>
          </table:table-cell>
          <table:table-cell table:style-name="ce117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8" office:value-type="float" office:value="6940" calcext:value-type="float">
            <text:p><text:s text:c="3"/>6,940</text:p>
          </table:table-cell>
          <table:table-cell table:style-name="ce117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9" office:value-type="float" office:value="6540" calcext:value-type="float">
            <text:p><text:s text:c="3"/>6,540</text:p>
          </table:table-cell>
          <table:table-cell table:style-name="ce117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7" office:value-type="float" office:value="10788" calcext:value-type="float">
            <text:p><text:s text:c="3"/>10,788</text:p>
          </table:table-cell>
          <table:table-cell table:style-name="ce117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8" office:value-type="float" office:value="5674" calcext:value-type="float">
            <text:p><text:s text:c="3"/>5,674</text:p>
          </table:table-cell>
          <table:table-cell table:style-name="ce117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9" office:value-type="float" office:value="5114" calcext:value-type="float">
            <text:p><text:s text:c="3"/>5,114</text:p>
          </table:table-cell>
          <table:table-cell table:style-name="ce117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10" office:value-type="float" office:value="9252" calcext:value-type="float">
            <text:p><text:s text:c="3"/>9,252</text:p>
          </table:table-cell>
          <table:table-cell table:style-name="ce117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7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7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7" office:value-type="float" office:value="7741" calcext:value-type="float">
            <text:p><text:s text:c="3"/>7,741</text:p>
          </table:table-cell>
          <table:table-cell table:style-name="ce117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8" office:value-type="float" office:value="4062" calcext:value-type="float">
            <text:p><text:s text:c="3"/>4,062</text:p>
          </table:table-cell>
          <table:table-cell table:style-name="ce117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9" office:value-type="float" office:value="3679" calcext:value-type="float">
            <text:p><text:s text:c="3"/>3,679</text:p>
          </table:table-cell>
          <table:table-cell table:style-name="ce117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10" office:value-type="float" office:value="6338" calcext:value-type="float">
            <text:p><text:s text:c="3"/>6,338</text:p>
          </table:table-cell>
          <table:table-cell table:style-name="ce117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7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7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364" calcext:value-type="float">
            <text:p><text:s text:c="3"/>12,364</text:p>
          </table:table-cell>
          <table:table-cell table:style-name="ce70" office:value-type="float" office:value="11837" calcext:value-type="float">
            <text:p><text:s text:c="3"/>11,837</text:p>
          </table:table-cell>
          <table:table-cell table:style-name="ce70" office:value-type="float" office:value="525" calcext:value-type="float">
            <text:p><text:s text:c="3"/>5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9" office:value-type="float" office:value="11225" calcext:value-type="float">
            <text:p><text:s text:c="3"/>11,225</text:p>
          </table:table-cell>
          <table:table-cell table:style-name="ce70" office:value-type="float" office:value="644" calcext:value-type="float">
            <text:p><text:s text:c="3"/>644</text:p>
          </table:table-cell>
          <table:table-cell table:style-name="ce70" office:value-type="float" office:value="495" calcext:value-type="float">
            <text:p><text:s text:c="3"/>495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<text:s/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399" calcext:value-type="float">
            <text:p><text:s text:c="3"/>6,399</text:p>
          </table:table-cell>
          <table:table-cell table:style-name="ce71" office:value-type="float" office:value="6136" calcext:value-type="float">
            <text:p><text:s text:c="3"/>6,13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90" office:value-type="float" office:value="5799" calcext:value-type="float">
            <text:p><text:s text:c="3"/>5,799</text:p>
          </table:table-cell>
          <table:table-cell table:style-name="ce71" office:value-type="float" office:value="337" calcext:value-type="float">
            <text:p><text:s text:c="3"/>337</text:p>
          </table:table-cell>
          <table:table-cell table:style-name="ce71" office:value-type="float" office:value="263" calcext:value-type="float">
            <text:p><text:s text:c="3"/>263</text:p>
          </table:table-cell>
          <table:table-cell table:style-name="ce117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5965" calcext:value-type="float">
            <text:p><text:s text:c="3"/>5,965</text:p>
          </table:table-cell>
          <table:table-cell table:style-name="ce71" office:value-type="float" office:value="5701" calcext:value-type="float">
            <text:p><text:s text:c="3"/>5,701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90" office:value-type="float" office:value="5426" calcext:value-type="float">
            <text:p><text:s text:c="3"/>5,426</text:p>
          </table:table-cell>
          <table:table-cell table:style-name="ce71" office:value-type="float" office:value="307" calcext:value-type="float">
            <text:p><text:s text:c="3"/>307</text:p>
          </table:table-cell>
          <table:table-cell table:style-name="ce71" office:value-type="float" office:value="232" calcext:value-type="float">
            <text:p><text:s text:c="3"/>232</text:p>
          </table:table-cell>
          <table:table-cell table:style-name="ce117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750" calcext:value-type="float">
            <text:p><text:s text:c="3"/>15,750</text:p>
          </table:table-cell>
          <table:table-cell table:style-name="ce70" office:value-type="float" office:value="15030" calcext:value-type="float">
            <text:p><text:s text:c="3"/>15,030</text:p>
          </table:table-cell>
          <table:table-cell table:style-name="ce70" office:value-type="float" office:value="713" calcext:value-type="float">
            <text:p><text:s text:c="3"/>7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9" office:value-type="float" office:value="14358" calcext:value-type="float">
            <text:p><text:s text:c="3"/>14,358</text:p>
          </table:table-cell>
          <table:table-cell table:style-name="ce70" office:value-type="float" office:value="804" calcext:value-type="float">
            <text:p><text:s text:c="3"/>804</text:p>
          </table:table-cell>
          <table:table-cell table:style-name="ce70" office:value-type="float" office:value="588" calcext:value-type="float">
            <text:p><text:s text:c="3"/>588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<text:s/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285" calcext:value-type="float">
            <text:p><text:s text:c="3"/>8,285</text:p>
          </table:table-cell>
          <table:table-cell table:style-name="ce71" office:value-type="float" office:value="7908" calcext:value-type="float">
            <text:p><text:s text:c="3"/>7,908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90" office:value-type="float" office:value="7525" calcext:value-type="float">
            <text:p><text:s text:c="3"/>7,525</text:p>
          </table:table-cell>
          <table:table-cell table:style-name="ce71" office:value-type="float" office:value="427" calcext:value-type="float">
            <text:p><text:s text:c="3"/>427</text:p>
          </table:table-cell>
          <table:table-cell table:style-name="ce71" office:value-type="float" office:value="333" calcext:value-type="float">
            <text:p><text:s text:c="3"/>333</text:p>
          </table:table-cell>
          <table:table-cell table:style-name="ce117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7465" calcext:value-type="float">
            <text:p><text:s text:c="3"/>7,465</text:p>
          </table:table-cell>
          <table:table-cell table:style-name="ce71" office:value-type="float" office:value="7122" calcext:value-type="float">
            <text:p><text:s text:c="3"/>7,122</text:p>
          </table:table-cell>
          <table:table-cell table:style-name="ce60" office:value-type="float" office:value="337" calcext:value-type="float">
            <text:p><text:s text:c="3"/>337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90" office:value-type="float" office:value="6833" calcext:value-type="float">
            <text:p><text:s text:c="3"/>6,833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55" calcext:value-type="float">
            <text:p><text:s text:c="3"/>255</text:p>
          </table:table-cell>
          <table:table-cell table:style-name="ce117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371" calcext:value-type="float">
            <text:p><text:s text:c="3"/>13,371</text:p>
          </table:table-cell>
          <table:table-cell table:style-name="ce70" office:value-type="float" office:value="12745" calcext:value-type="float">
            <text:p><text:s text:c="3"/>12,745</text:p>
          </table:table-cell>
          <table:table-cell table:style-name="ce70" office:value-type="float" office:value="624" calcext:value-type="float">
            <text:p><text:s text:c="3"/>6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9" office:value-type="float" office:value="12186" calcext:value-type="float">
            <text:p><text:s text:c="3"/>12,186</text:p>
          </table:table-cell>
          <table:table-cell table:style-name="ce70" office:value-type="float" office:value="655" calcext:value-type="float">
            <text:p><text:s text:c="3"/>655</text:p>
          </table:table-cell>
          <table:table-cell table:style-name="ce70" office:value-type="float" office:value="530" calcext:value-type="float">
            <text:p><text:s text:c="3"/>530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<text:s/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04" calcext:value-type="float">
            <text:p><text:s text:c="3"/>7,004</text:p>
          </table:table-cell>
          <table:table-cell table:style-name="ce71" office:value-type="float" office:value="6691" calcext:value-type="float">
            <text:p><text:s text:c="3"/>6,691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71" office:value-type="float" office:value="0" calcext:value-type="float">
            <text:p>—</text:p>
          </table:table-cell>
          <table:table-cell table:style-name="ce90" office:value-type="float" office:value="6370" calcext:value-type="float">
            <text:p><text:s text:c="3"/>6,370</text:p>
          </table:table-cell>
          <table:table-cell table:style-name="ce71" office:value-type="float" office:value="363" calcext:value-type="float">
            <text:p><text:s text:c="3"/>363</text:p>
          </table:table-cell>
          <table:table-cell table:style-name="ce71" office:value-type="float" office:value="271" calcext:value-type="float">
            <text:p><text:s text:c="3"/>271</text:p>
          </table:table-cell>
          <table:table-cell table:style-name="ce117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6367" calcext:value-type="float">
            <text:p><text:s text:c="3"/>6,367</text:p>
          </table:table-cell>
          <table:table-cell table:style-name="ce71" office:value-type="float" office:value="6054" calcext:value-type="float">
            <text:p><text:s text:c="3"/>6,05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90" office:value-type="float" office:value="5816" calcext:value-type="float">
            <text:p><text:s text:c="3"/>5,816</text:p>
          </table:table-cell>
          <table:table-cell table:style-name="ce71" office:value-type="float" office:value="292" calcext:value-type="float">
            <text:p><text:s text:c="3"/>292</text:p>
          </table:table-cell>
          <table:table-cell table:style-name="ce71" office:value-type="float" office:value="259" calcext:value-type="float">
            <text:p><text:s text:c="3"/>259</text:p>
          </table:table-cell>
          <table:table-cell table:style-name="ce117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902" calcext:value-type="float">
            <text:p><text:s text:c="3"/>12,902</text:p>
          </table:table-cell>
          <table:table-cell table:style-name="ce70" office:value-type="float" office:value="12297" calcext:value-type="float">
            <text:p><text:s text:c="3"/>12,297</text:p>
          </table:table-cell>
          <table:table-cell table:style-name="ce70" office:value-type="float" office:value="602" calcext:value-type="float">
            <text:p><text:s text:c="3"/>60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9" office:value-type="float" office:value="11773" calcext:value-type="float">
            <text:p><text:s text:c="3"/>11,773</text:p>
          </table:table-cell>
          <table:table-cell table:style-name="ce70" office:value-type="float" office:value="636" calcext:value-type="float">
            <text:p><text:s text:c="3"/>636</text:p>
          </table:table-cell>
          <table:table-cell table:style-name="ce70" office:value-type="float" office:value="493" calcext:value-type="float">
            <text:p><text:s text:c="3"/>493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<text:s/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784" calcext:value-type="float">
            <text:p><text:s text:c="3"/>6,784</text:p>
          </table:table-cell>
          <table:table-cell table:style-name="ce71" office:value-type="float" office:value="6454" calcext:value-type="float">
            <text:p><text:s text:c="3"/>6,454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90" office:value-type="float" office:value="6207" calcext:value-type="float">
            <text:p><text:s text:c="3"/>6,207</text:p>
          </table:table-cell>
          <table:table-cell table:style-name="ce71" office:value-type="float" office:value="323" calcext:value-type="float">
            <text:p><text:s text:c="3"/>323</text:p>
          </table:table-cell>
          <table:table-cell table:style-name="ce71" office:value-type="float" office:value="254" calcext:value-type="float">
            <text:p><text:s text:c="3"/>254</text:p>
          </table:table-cell>
          <table:table-cell table:style-name="ce117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6118" calcext:value-type="float">
            <text:p><text:s text:c="3"/>6,118</text:p>
          </table:table-cell>
          <table:table-cell table:style-name="ce71" office:value-type="float" office:value="5843" calcext:value-type="float">
            <text:p><text:s text:c="3"/>5,84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90" office:value-type="float" office:value="5566" calcext:value-type="float">
            <text:p><text:s text:c="3"/>5,566</text:p>
          </table:table-cell>
          <table:table-cell table:style-name="ce71" office:value-type="float" office:value="313" calcext:value-type="float">
            <text:p><text:s text:c="3"/>313</text:p>
          </table:table-cell>
          <table:table-cell table:style-name="ce71" office:value-type="float" office:value="239" calcext:value-type="float">
            <text:p><text:s text:c="3"/>239</text:p>
          </table:table-cell>
          <table:table-cell table:style-name="ce117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722" calcext:value-type="float">
            <text:p><text:s text:c="3"/>12,722</text:p>
          </table:table-cell>
          <table:table-cell table:style-name="ce70" office:value-type="float" office:value="12137" calcext:value-type="float">
            <text:p><text:s text:c="3"/>12,137</text:p>
          </table:table-cell>
          <table:table-cell table:style-name="ce70" office:value-type="float" office:value="583" calcext:value-type="float">
            <text:p><text:s text:c="3"/>58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9" office:value-type="float" office:value="11566" calcext:value-type="float">
            <text:p><text:s text:c="3"/>11,566</text:p>
          </table:table-cell>
          <table:table-cell table:style-name="ce70" office:value-type="float" office:value="647" calcext:value-type="float">
            <text:p><text:s text:c="3"/>647</text:p>
          </table:table-cell>
          <table:table-cell table:style-name="ce70" office:value-type="float" office:value="509" calcext:value-type="float">
            <text:p><text:s text:c="3"/>509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<text:s/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46" calcext:value-type="float">
            <text:p><text:s text:c="3"/>6,646</text:p>
          </table:table-cell>
          <table:table-cell table:style-name="ce71" office:value-type="float" office:value="6348" calcext:value-type="float">
            <text:p><text:s text:c="3"/>6,34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90" office:value-type="float" office:value="6057" calcext:value-type="float">
            <text:p><text:s text:c="3"/>6,057</text:p>
          </table:table-cell>
          <table:table-cell table:style-name="ce71" office:value-type="float" office:value="321" calcext:value-type="float">
            <text:p><text:s text:c="3"/>321</text:p>
          </table:table-cell>
          <table:table-cell table:style-name="ce71" office:value-type="float" office:value="268" calcext:value-type="float">
            <text:p><text:s text:c="3"/>268</text:p>
          </table:table-cell>
          <table:table-cell table:style-name="ce117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6076" calcext:value-type="float">
            <text:p><text:s text:c="3"/>6,076</text:p>
          </table:table-cell>
          <table:table-cell table:style-name="ce71" office:value-type="float" office:value="5789" calcext:value-type="float">
            <text:p><text:s text:c="3"/>5,789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79" office:value-type="float" office:value="0" calcext:value-type="float">
            <text:p>—</text:p>
          </table:table-cell>
          <table:table-cell table:style-name="ce90" office:value-type="float" office:value="5509" calcext:value-type="float">
            <text:p><text:s text:c="3"/>5,509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71" office:value-type="float" office:value="241" calcext:value-type="float">
            <text:p><text:s text:c="3"/>241</text:p>
          </table:table-cell>
          <table:table-cell table:style-name="ce117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668" calcext:value-type="float">
            <text:p><text:s text:c="3"/>12,668</text:p>
          </table:table-cell>
          <table:table-cell table:style-name="ce70" office:value-type="float" office:value="12079" calcext:value-type="float">
            <text:p><text:s text:c="3"/>12,079</text:p>
          </table:table-cell>
          <table:table-cell table:style-name="ce70" office:value-type="float" office:value="585" calcext:value-type="float">
            <text:p><text:s text:c="3"/>58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9" office:value-type="float" office:value="11510" calcext:value-type="float">
            <text:p><text:s text:c="3"/>11,510</text:p>
          </table:table-cell>
          <table:table-cell table:style-name="ce70" office:value-type="float" office:value="667" calcext:value-type="float">
            <text:p><text:s text:c="3"/>667</text:p>
          </table:table-cell>
          <table:table-cell table:style-name="ce70" office:value-type="float" office:value="491" calcext:value-type="float">
            <text:p><text:s text:c="3"/>491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<text:s/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56" calcext:value-type="float">
            <text:p><text:s text:c="3"/>6,656</text:p>
          </table:table-cell>
          <table:table-cell table:style-name="ce71" office:value-type="float" office:value="6340" calcext:value-type="float">
            <text:p><text:s text:c="3"/>6,340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90" office:value-type="float" office:value="6029" calcext:value-type="float">
            <text:p><text:s text:c="3"/>6,029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75" calcext:value-type="float">
            <text:p><text:s text:c="3"/>275</text:p>
          </table:table-cell>
          <table:table-cell table:style-name="ce117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6012" calcext:value-type="float">
            <text:p><text:s text:c="3"/>6,012</text:p>
          </table:table-cell>
          <table:table-cell table:style-name="ce71" office:value-type="float" office:value="5739" calcext:value-type="float">
            <text:p><text:s text:c="3"/>5,739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90" office:value-type="float" office:value="5481" calcext:value-type="float">
            <text:p><text:s text:c="3"/>5,481</text:p>
          </table:table-cell>
          <table:table-cell table:style-name="ce71" office:value-type="float" office:value="315" calcext:value-type="float">
            <text:p><text:s text:c="3"/>315</text:p>
          </table:table-cell>
          <table:table-cell table:style-name="ce71" office:value-type="float" office:value="216" calcext:value-type="float">
            <text:p><text:s text:c="3"/>216</text:p>
          </table:table-cell>
          <table:table-cell table:style-name="ce117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761" calcext:value-type="float">
            <text:p><text:s text:c="3"/>13,761</text:p>
          </table:table-cell>
          <table:table-cell table:style-name="ce70" office:value-type="float" office:value="13114" calcext:value-type="float">
            <text:p><text:s text:c="3"/>13,114</text:p>
          </table:table-cell>
          <table:table-cell table:style-name="ce70" office:value-type="float" office:value="646" calcext:value-type="float">
            <text:p><text:s text:c="3"/>6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9" office:value-type="float" office:value="12588" calcext:value-type="float">
            <text:p><text:s text:c="3"/>12,588</text:p>
          </table:table-cell>
          <table:table-cell table:style-name="ce70" office:value-type="float" office:value="648" calcext:value-type="float">
            <text:p><text:s text:c="3"/>648</text:p>
          </table:table-cell>
          <table:table-cell table:style-name="ce70" office:value-type="float" office:value="525" calcext:value-type="float">
            <text:p><text:s text:c="3"/>525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<text:s/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164" calcext:value-type="float">
            <text:p><text:s text:c="3"/>7,164</text:p>
          </table:table-cell>
          <table:table-cell table:style-name="ce71" office:value-type="float" office:value="6841" calcext:value-type="float">
            <text:p><text:s text:c="3"/>6,841</text:p>
          </table:table-cell>
          <table:table-cell table:style-name="ce59" office:value-type="float" office:value="322" calcext:value-type="float">
            <text:p><text:s text:c="3"/>32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90" office:value-type="float" office:value="6493" calcext:value-type="float">
            <text:p><text:s text:c="3"/>6,493</text:p>
          </table:table-cell>
          <table:table-cell table:style-name="ce71" office:value-type="float" office:value="365" calcext:value-type="float">
            <text:p><text:s text:c="3"/>365</text:p>
          </table:table-cell>
          <table:table-cell table:style-name="ce71" office:value-type="float" office:value="306" calcext:value-type="float">
            <text:p><text:s text:c="3"/>306</text:p>
          </table:table-cell>
          <table:table-cell table:style-name="ce117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6597" calcext:value-type="float">
            <text:p><text:s text:c="3"/>6,597</text:p>
          </table:table-cell>
          <table:table-cell table:style-name="ce71" office:value-type="float" office:value="6273" calcext:value-type="float">
            <text:p><text:s text:c="3"/>6,273</text:p>
          </table:table-cell>
          <table:table-cell table:style-name="ce60" office:value-type="float" office:value="324" calcext:value-type="float">
            <text:p><text:s text:c="3"/>324</text:p>
          </table:table-cell>
          <table:table-cell table:style-name="ce79" office:value-type="float" office:value="0" calcext:value-type="float">
            <text:p>—</text:p>
          </table:table-cell>
          <table:table-cell table:style-name="ce90" office:value-type="float" office:value="6095" calcext:value-type="float">
            <text:p><text:s text:c="3"/>6,095</text:p>
          </table:table-cell>
          <table:table-cell table:style-name="ce71" office:value-type="float" office:value="283" calcext:value-type="float">
            <text:p><text:s text:c="3"/>283</text:p>
          </table:table-cell>
          <table:table-cell table:style-name="ce71" office:value-type="float" office:value="219" calcext:value-type="float">
            <text:p><text:s text:c="3"/>219</text:p>
          </table:table-cell>
          <table:table-cell table:style-name="ce117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637" calcext:value-type="float">
            <text:p><text:s text:c="3"/>13,637</text:p>
          </table:table-cell>
          <table:table-cell table:style-name="ce70" office:value-type="float" office:value="12951" calcext:value-type="float">
            <text:p><text:s text:c="3"/>12,951</text:p>
          </table:table-cell>
          <table:table-cell table:style-name="ce70" office:value-type="float" office:value="686" calcext:value-type="float">
            <text:p><text:s text:c="3"/>686</text:p>
          </table:table-cell>
          <table:table-cell table:style-name="ce58" office:value-type="float" office:value="0" calcext:value-type="float">
            <text:p>—</text:p>
          </table:table-cell>
          <table:table-cell table:style-name="ce89" office:value-type="float" office:value="12450" calcext:value-type="float">
            <text:p><text:s text:c="3"/>12,450</text:p>
          </table:table-cell>
          <table:table-cell table:style-name="ce70" office:value-type="float" office:value="670" calcext:value-type="float">
            <text:p><text:s text:c="3"/>670</text:p>
          </table:table-cell>
          <table:table-cell table:style-name="ce70" office:value-type="float" office:value="517" calcext:value-type="float">
            <text:p><text:s text:c="3"/>517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<text:s/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99" calcext:value-type="float">
            <text:p><text:s text:c="3"/>7,099</text:p>
          </table:table-cell>
          <table:table-cell table:style-name="ce71" office:value-type="float" office:value="6759" calcext:value-type="float">
            <text:p><text:s text:c="3"/>6,759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71" office:value-type="float" office:value="0" calcext:value-type="float">
            <text:p>—</text:p>
          </table:table-cell>
          <table:table-cell table:style-name="ce90" office:value-type="float" office:value="6480" calcext:value-type="float">
            <text:p><text:s text:c="3"/>6,480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67" calcext:value-type="float">
            <text:p><text:s text:c="3"/>267</text:p>
          </table:table-cell>
          <table:table-cell table:style-name="ce117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6538" calcext:value-type="float">
            <text:p><text:s text:c="3"/>6,538</text:p>
          </table:table-cell>
          <table:table-cell table:style-name="ce71" office:value-type="float" office:value="6192" calcext:value-type="float">
            <text:p><text:s text:c="3"/>6,192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79" office:value-type="float" office:value="0" calcext:value-type="float">
            <text:p>—</text:p>
          </table:table-cell>
          <table:table-cell table:style-name="ce90" office:value-type="float" office:value="5970" calcext:value-type="float">
            <text:p><text:s text:c="3"/>5,970</text:p>
          </table:table-cell>
          <table:table-cell table:style-name="ce71" office:value-type="float" office:value="318" calcext:value-type="float">
            <text:p><text:s text:c="3"/>318</text:p>
          </table:table-cell>
          <table:table-cell table:style-name="ce71" office:value-type="float" office:value="250" calcext:value-type="float">
            <text:p><text:s text:c="3"/>250</text:p>
          </table:table-cell>
          <table:table-cell table:style-name="ce117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487" calcext:value-type="float">
            <text:p><text:s text:c="3"/>13,487</text:p>
          </table:table-cell>
          <table:table-cell table:style-name="ce70" office:value-type="float" office:value="12896" calcext:value-type="float">
            <text:p><text:s text:c="3"/>12,896</text:p>
          </table:table-cell>
          <table:table-cell table:style-name="ce70" office:value-type="float" office:value="590" calcext:value-type="float">
            <text:p><text:s text:c="3"/>59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9" office:value-type="float" office:value="12373" calcext:value-type="float">
            <text:p><text:s text:c="3"/>12,373</text:p>
          </table:table-cell>
          <table:table-cell table:style-name="ce70" office:value-type="float" office:value="630" calcext:value-type="float">
            <text:p><text:s text:c="3"/>630</text:p>
          </table:table-cell>
          <table:table-cell table:style-name="ce70" office:value-type="float" office:value="484" calcext:value-type="float">
            <text:p><text:s text:c="3"/>484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<text:s/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996" calcext:value-type="float">
            <text:p><text:s text:c="3"/>6,996</text:p>
          </table:table-cell>
          <table:table-cell table:style-name="ce71" office:value-type="float" office:value="6684" calcext:value-type="float">
            <text:p><text:s text:c="3"/>6,68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90" office:value-type="float" office:value="6436" calcext:value-type="float">
            <text:p><text:s text:c="3"/>6,436</text:p>
          </table:table-cell>
          <table:table-cell table:style-name="ce71" office:value-type="float" office:value="323" calcext:value-type="float">
            <text:p><text:s text:c="3"/>323</text:p>
          </table:table-cell>
          <table:table-cell table:style-name="ce71" office:value-type="float" office:value="237" calcext:value-type="float">
            <text:p><text:s text:c="3"/>237</text:p>
          </table:table-cell>
          <table:table-cell table:style-name="ce117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6491" calcext:value-type="float">
            <text:p><text:s text:c="3"/>6,491</text:p>
          </table:table-cell>
          <table:table-cell table:style-name="ce71" office:value-type="float" office:value="6212" calcext:value-type="float">
            <text:p><text:s text:c="3"/>6,212</text:p>
          </table:table-cell>
          <table:table-cell table:style-name="ce60" office:value-type="float" office:value="279" calcext:value-type="float">
            <text:p><text:s text:c="3"/>279</text:p>
          </table:table-cell>
          <table:table-cell table:style-name="ce79" office:value-type="float" office:value="0" calcext:value-type="float">
            <text:p>—</text:p>
          </table:table-cell>
          <table:table-cell table:style-name="ce90" office:value-type="float" office:value="5937" calcext:value-type="float">
            <text:p><text:s text:c="3"/>5,937</text:p>
          </table:table-cell>
          <table:table-cell table:style-name="ce71" office:value-type="float" office:value="307" calcext:value-type="float">
            <text:p><text:s text:c="3"/>307</text:p>
          </table:table-cell>
          <table:table-cell table:style-name="ce71" office:value-type="float" office:value="247" calcext:value-type="float">
            <text:p><text:s text:c="3"/>247</text:p>
          </table:table-cell>
          <table:table-cell table:style-name="ce117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406" calcext:value-type="float">
            <text:p><text:s text:c="3"/>15,406</text:p>
          </table:table-cell>
          <table:table-cell table:style-name="ce70" office:value-type="float" office:value="14726" calcext:value-type="float">
            <text:p><text:s text:c="3"/>14,726</text:p>
          </table:table-cell>
          <table:table-cell table:style-name="ce70" office:value-type="float" office:value="679" calcext:value-type="float">
            <text:p><text:s text:c="3"/>6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9" office:value-type="float" office:value="14148" calcext:value-type="float">
            <text:p><text:s text:c="3"/>14,148</text:p>
          </table:table-cell>
          <table:table-cell table:style-name="ce70" office:value-type="float" office:value="726" calcext:value-type="float">
            <text:p><text:s text:c="3"/>726</text:p>
          </table:table-cell>
          <table:table-cell table:style-name="ce70" office:value-type="float" office:value="532" calcext:value-type="float">
            <text:p><text:s text:c="3"/>532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<text:s/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1" office:value-type="float" office:value="7733" calcext:value-type="float">
            <text:p><text:s text:c="3"/>7,733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1" office:value-type="float" office:value="0" calcext:value-type="float">
            <text:p>—</text:p>
          </table:table-cell>
          <table:table-cell table:style-name="ce90" office:value-type="float" office:value="7434" calcext:value-type="float">
            <text:p><text:s text:c="3"/>7,434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80" calcext:value-type="float">
            <text:p><text:s text:c="3"/>280</text:p>
          </table:table-cell>
          <table:table-cell table:style-name="ce117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7315" calcext:value-type="float">
            <text:p><text:s text:c="3"/>7,315</text:p>
          </table:table-cell>
          <table:table-cell table:style-name="ce71" office:value-type="float" office:value="6993" calcext:value-type="float">
            <text:p><text:s text:c="3"/>6,993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90" office:value-type="float" office:value="6714" calcext:value-type="float">
            <text:p><text:s text:c="3"/>6,714</text:p>
          </table:table-cell>
          <table:table-cell table:style-name="ce71" office:value-type="float" office:value="349" calcext:value-type="float">
            <text:p><text:s text:c="3"/>349</text:p>
          </table:table-cell>
          <table:table-cell table:style-name="ce71" office:value-type="float" office:value="252" calcext:value-type="float">
            <text:p><text:s text:c="3"/>252</text:p>
          </table:table-cell>
          <table:table-cell table:style-name="ce117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70" office:value-type="float" office:value="14562" calcext:value-type="float">
            <text:p><text:s text:c="3"/>14,562</text:p>
          </table:table-cell>
          <table:table-cell table:style-name="ce70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9" office:value-type="float" office:value="13898" calcext:value-type="float">
            <text:p><text:s text:c="3"/>13,898</text:p>
          </table:table-cell>
          <table:table-cell table:style-name="ce70" office:value-type="float" office:value="746" calcext:value-type="float">
            <text:p><text:s text:c="3"/>746</text:p>
          </table:table-cell>
          <table:table-cell table:style-name="ce70" office:value-type="float" office:value="571" calcext:value-type="float">
            <text:p><text:s text:c="3"/>571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1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90" office:value-type="float" office:value="7168" calcext:value-type="float">
            <text:p><text:s text:c="3"/>7,168</text:p>
          </table:table-cell>
          <table:table-cell table:style-name="ce71" office:value-type="float" office:value="402" calcext:value-type="float">
            <text:p><text:s text:c="3"/>402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7" table:number-columns-repeated="1015"/>
        </table:table-row>
        <table:table-row table:style-name="ro7">
          <table:table-cell table:style-name="ce18"/>
          <table:table-cell table:style-name="ce42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2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91" office:value-type="float" office:value="6730" calcext:value-type="float">
            <text:p><text:s text:c="3"/>6,730</text:p>
          </table:table-cell>
          <table:table-cell table:style-name="ce72" office:value-type="float" office:value="344" calcext:value-type="float">
            <text:p><text:s text:c="3"/>344</text:p>
          </table:table-cell>
          <table:table-cell table:style-name="ce72" office:value-type="float" office:value="282" calcext:value-type="float">
            <text:p><text:s text:c="3"/>282</text:p>
          </table:table-cell>
          <table:table-cell table:style-name="ce117"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3">
            <text:p>100年1~2月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973" calcext:value-type="float">
            <text:p><text:s text:c="3"/>26,973</text:p>
          </table:table-cell>
          <table:table-cell table:style-name="ce50" office:value-type="float" office:value="25857" calcext:value-type="float">
            <text:p><text:s text:c="3"/>25,857</text:p>
          </table:table-cell>
          <table:table-cell table:style-name="ce50" office:value-type="float" office:value="1115" calcext:value-type="float">
            <text:p><text:s text:c="3"/>1,11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4591" calcext:value-type="float">
            <text:p><text:s text:c="3"/>24,591</text:p>
          </table:table-cell>
          <table:table-cell table:style-name="ce50" office:value-type="float" office:value="1367" calcext:value-type="float">
            <text:p><text:s text:c="3"/>1,367</text:p>
          </table:table-cell>
          <table:table-cell table:style-name="ce107" office:value-type="float" office:value="1015" calcext:value-type="float">
            <text:p><text:s text:c="3"/>1,015</text:p>
          </table:table-cell>
          <table:table-cell table:style-name="ce118" table:number-columns-repeated="2"/>
          <table:table-cell table:style-name="ce117" table:number-columns-repeated="1013"/>
        </table:table-row>
        <table:table-row table:style-name="ro7">
          <table:covered-table-cell table:style-name="ce21"/>
          <table:table-cell table:style-name="ce33" office:value-type="string" calcext:value-type="string">
            <text:p>男</text:p>
          </table:table-cell>
          <table:table-cell table:style-name="ce51" office:value-type="float" office:value="14000" calcext:value-type="float">
            <text:p><text:s text:c="3"/>14,000</text:p>
          </table:table-cell>
          <table:table-cell table:style-name="ce51" office:value-type="float" office:value="13401" calcext:value-type="float">
            <text:p><text:s text:c="3"/>13,401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780" calcext:value-type="float">
            <text:p><text:s text:c="3"/>12,780</text:p>
          </table:table-cell>
          <table:table-cell table:style-name="ce51" office:value-type="float" office:value="685" calcext:value-type="float">
            <text:p><text:s text:c="3"/>685</text:p>
          </table:table-cell>
          <table:table-cell table:style-name="ce108" office:value-type="float" office:value="535" calcext:value-type="float">
            <text:p><text:s text:c="3"/>535</text:p>
          </table:table-cell>
          <table:table-cell table:style-name="ce119" table:number-columns-repeated="2"/>
          <table:table-cell table:style-name="ce117" table:number-columns-repeated="1013"/>
        </table:table-row>
        <table:table-row table:style-name="ro7">
          <table:covered-table-cell table:style-name="ce22"/>
          <table:table-cell table:style-name="ce34" office:value-type="string" calcext:value-type="string">
            <text:p>女</text:p>
          </table:table-cell>
          <table:table-cell table:style-name="ce52" office:value-type="float" office:value="12973" calcext:value-type="float">
            <text:p><text:s text:c="3"/>12,973</text:p>
          </table:table-cell>
          <table:table-cell table:style-name="ce52" office:value-type="float" office:value="12456" calcext:value-type="float">
            <text:p><text:s text:c="3"/>12,456</text:p>
          </table:table-cell>
          <table:table-cell table:style-name="ce52" office:value-type="float" office:value="516" calcext:value-type="float">
            <text:p><text:s text:c="3"/>51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1811" calcext:value-type="float">
            <text:p><text:s text:c="3"/>11,811</text:p>
          </table:table-cell>
          <table:table-cell table:style-name="ce52" office:value-type="float" office:value="682" calcext:value-type="float">
            <text:p><text:s text:c="3"/>682</text:p>
          </table:table-cell>
          <table:table-cell table:style-name="ce109" office:value-type="float" office:value="480" calcext:value-type="float">
            <text:p><text:s text:c="3"/>480</text:p>
          </table:table-cell>
          <table:table-cell table:style-name="ce118" table:number-columns-repeated="2"/>
          <table:table-cell table:style-name="ce117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70" office:value-type="float" office:value="14084" calcext:value-type="float">
            <text:p><text:s text:c="3"/>14,084</text:p>
          </table:table-cell>
          <table:table-cell table:style-name="ce70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89" office:value-type="float" office:value="13423" calcext:value-type="float">
            <text:p><text:s text:c="3"/>13,423</text:p>
          </table:table-cell>
          <table:table-cell table:style-name="ce70" office:value-type="float" office:value="736" calcext:value-type="float">
            <text:p><text:s text:c="3"/>736</text:p>
          </table:table-cell>
          <table:table-cell table:style-name="ce70" office:value-type="float" office:value="544" calcext:value-type="float">
            <text:p><text:s text:c="3"/>544</text:p>
          </table:table-cell>
          <table:table-cell table:style-name="ce118" table:number-columns-repeated="2"/>
          <table:table-cell table:style-name="ce117" table:number-columns-repeated="1013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1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1" office:value-type="float" office:value="0" calcext:value-type="float">
            <text:p>—</text:p>
          </table:table-cell>
          <table:table-cell table:style-name="ce90" office:value-type="float" office:value="6912" calcext:value-type="float">
            <text:p><text:s text:c="3"/>6,912</text:p>
          </table:table-cell>
          <table:table-cell table:style-name="ce71" office:value-type="float" office:value="359" calcext:value-type="float">
            <text:p><text:s text:c="3"/>359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8" table:number-columns-repeated="2"/>
          <table:table-cell table:style-name="ce117" table:number-columns-repeated="1013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7143" calcext:value-type="float">
            <text:p><text:s text:c="3"/>7,143</text:p>
          </table:table-cell>
          <table:table-cell table:style-name="ce71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79" office:value-type="float" office:value="0" calcext:value-type="float">
            <text:p>—</text:p>
          </table:table-cell>
          <table:table-cell table:style-name="ce90" office:value-type="float" office:value="6511" calcext:value-type="float">
            <text:p><text:s text:c="3"/>6,511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55" calcext:value-type="float">
            <text:p><text:s text:c="3"/>255</text:p>
          </table:table-cell>
          <table:table-cell table:style-name="ce118" table:number-columns-repeated="2"/>
          <table:table-cell table:style-name="ce117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70" office:value-type="float" office:value="11773" calcext:value-type="float">
            <text:p><text:s text:c="3"/>11,773</text:p>
          </table:table-cell>
          <table:table-cell table:style-name="ce70" office:value-type="float" office:value="496" calcext:value-type="float">
            <text:p><text:s text:c="3"/>49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9" office:value-type="float" office:value="11168" calcext:value-type="float">
            <text:p><text:s text:c="3"/>11,168</text:p>
          </table:table-cell>
          <table:table-cell table:style-name="ce70" office:value-type="float" office:value="631" calcext:value-type="float">
            <text:p><text:s text:c="3"/>631</text:p>
          </table:table-cell>
          <table:table-cell table:style-name="ce70" office:value-type="float" office:value="471" calcext:value-type="float">
            <text:p><text:s text:c="3"/>471</text:p>
          </table:table-cell>
          <table:table-cell table:style-name="ce117" table:number-columns-repeated="1015"/>
        </table:table-row>
        <table:table-row table:style-name="ro7">
          <table:table-cell table:style-name="ce17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440" calcext:value-type="float">
            <text:p><text:s text:c="3"/>6,440</text:p>
          </table:table-cell>
          <table:table-cell table:style-name="ce71" office:value-type="float" office:value="6170" calcext:value-type="float">
            <text:p><text:s text:c="3"/>6,17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71" office:value-type="float" office:value="0" calcext:value-type="float">
            <text:p>—</text:p>
          </table:table-cell>
          <table:table-cell table:style-name="ce90" office:value-type="float" office:value="5868" calcext:value-type="float">
            <text:p><text:s text:c="3"/>5,868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71" office:value-type="float" office:value="246" calcext:value-type="float">
            <text:p><text:s text:c="3"/>246</text:p>
          </table:table-cell>
          <table:table-cell table:style-name="ce117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61" office:value-type="float" office:value="5830" calcext:value-type="float">
            <text:p><text:s text:c="3"/>5,830</text:p>
          </table:table-cell>
          <table:table-cell table:style-name="ce71" office:value-type="float" office:value="5603" calcext:value-type="float">
            <text:p><text:s text:c="3"/>5,60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90" office:value-type="float" office:value="5300" calcext:value-type="float">
            <text:p><text:s text:c="3"/>5,300</text:p>
          </table:table-cell>
          <table:table-cell table:style-name="ce71" office:value-type="float" office:value="305" calcext:value-type="float">
            <text:p><text:s text:c="3"/>305</text:p>
          </table:table-cell>
          <table:table-cell table:style-name="ce71" office:value-type="float" office:value="225" calcext:value-type="float">
            <text:p><text:s text:c="3"/>225</text:p>
          </table:table-cell>
          <table:table-cell table:style-name="ce117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2" office:value-type="float" office:value="-0.76" calcext:value-type="float">
            <text:p><text:s text:c="3"/>－0.76</text:p>
          </table:table-cell>
          <table:table-cell table:style-name="ce62" office:value-type="float" office:value="-0.54" calcext:value-type="float">
            <text:p><text:s text:c="3"/>－0.54</text:p>
          </table:table-cell>
          <table:table-cell table:style-name="ce62" office:value-type="float" office:value="-5.52" calcext:value-type="float">
            <text:p><text:s text:c="3"/>－5.52</text:p>
          </table:table-cell>
          <table:table-cell table:style-name="ce62" office:value-type="float" office:value="-50" calcext:value-type="float">
            <text:p><text:s text:c="3"/>－50.00</text:p>
          </table:table-cell>
          <table:table-cell table:style-name="ce62" office:value-type="float" office:value="-0.51" calcext:value-type="float">
            <text:p><text:s text:c="3"/>－0.51</text:p>
          </table:table-cell>
          <table:table-cell table:style-name="ce62" office:value-type="float" office:value="-2.02" calcext:value-type="float">
            <text:p><text:s text:c="3"/>－2.02</text:p>
          </table:table-cell>
          <table:table-cell table:style-name="ce111" office:value-type="float" office:value="-4.85" calcext:value-type="float">
            <text:p><text:s text:c="3"/>－4.85</text:p>
          </table:table-cell>
          <table:table-cell table:style-name="ce117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0.64" calcext:value-type="float">
            <text:p><text:s/>0.64</text:p>
          </table:table-cell>
          <table:table-cell table:style-name="ce63" office:value-type="float" office:value="0.55" calcext:value-type="float">
            <text:p><text:s/>0.55</text:p>
          </table:table-cell>
          <table:table-cell table:style-name="ce63" office:value-type="float" office:value="3.05" calcext:value-type="float">
            <text:p><text:s/>3.05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1.19" calcext:value-type="float">
            <text:p><text:s/>1.19</text:p>
          </table:table-cell>
          <table:table-cell table:style-name="ce63" office:value-type="float" office:value="-3.26" calcext:value-type="float">
            <text:p><text:s text:c="3"/>－3.26</text:p>
          </table:table-cell>
          <table:table-cell table:style-name="ce112" office:value-type="float" office:value="-6.46" calcext:value-type="float">
            <text:p><text:s text:c="3"/>－6.46</text:p>
          </table:table-cell>
          <table:table-cell table:style-name="ce117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-2.26" calcext:value-type="float">
            <text:p><text:s text:c="3"/>－2.26</text:p>
          </table:table-cell>
          <table:table-cell table:style-name="ce63" office:value-type="float" office:value="-1.72" calcext:value-type="float">
            <text:p><text:s text:c="3"/>－1.72</text:p>
          </table:table-cell>
          <table:table-cell table:style-name="ce63" office:value-type="float" office:value="-14.07" calcext:value-type="float">
            <text:p><text:s text:c="3"/>－14.07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-2.32" calcext:value-type="float">
            <text:p><text:s text:c="3"/>－2.32</text:p>
          </table:table-cell>
          <table:table-cell table:style-name="ce63" office:value-type="float" office:value="-0.65" calcext:value-type="float">
            <text:p><text:s text:c="3"/>－0.65</text:p>
          </table:table-cell>
          <table:table-cell table:style-name="ce113" office:value-type="float" office:value="-3.02" calcext:value-type="float">
            <text:p><text:s text:c="3"/>－3.02</text:p>
          </table:table-cell>
          <table:table-cell table:style-name="ce117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4" office:value-type="float" office:value="-16.55" calcext:value-type="float">
            <text:p><text:s text:c="3"/>－16.55</text:p>
          </table:table-cell>
          <table:table-cell table:style-name="ce64" office:value-type="float" office:value="-16.41" calcext:value-type="float">
            <text:p><text:s text:c="3"/>－16.41</text:p>
          </table:table-cell>
          <table:table-cell table:style-name="ce64" office:value-type="float" office:value="-19.87" calcext:value-type="float">
            <text:p><text:s text:c="3"/>－19.87</text:p>
          </table:table-cell>
          <table:table-cell table:style-name="ce81" office:value-type="float" office:value="100" calcext:value-type="float">
            <text:p><text:s text:c="4"/>100.00</text:p>
          </table:table-cell>
          <table:table-cell table:style-name="ce64" office:value-type="float" office:value="-16.8" calcext:value-type="float">
            <text:p><text:s text:c="3"/>－16.80</text:p>
          </table:table-cell>
          <table:table-cell table:style-name="ce64" office:value-type="float" office:value="-14.27" calcext:value-type="float">
            <text:p><text:s text:c="3"/>－14.27</text:p>
          </table:table-cell>
          <table:table-cell table:style-name="ce114" office:value-type="float" office:value="-13.42" calcext:value-type="float">
            <text:p><text:s text:c="3"/>－13.42</text:p>
          </table:table-cell>
          <table:table-cell table:style-name="ce117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-14.81" calcext:value-type="float">
            <text:p><text:s text:c="3"/>－14.81</text:p>
          </table:table-cell>
          <table:table-cell table:style-name="ce63" office:value-type="float" office:value="-14.67" calcext:value-type="float">
            <text:p><text:s text:c="3"/>－14.67</text:p>
          </table:table-cell>
          <table:table-cell table:style-name="ce63" office:value-type="float" office:value="-17.93" calcext:value-type="float">
            <text:p><text:s text:c="3"/>－17.93</text:p>
          </table:table-cell>
          <table:table-cell table:style-name="ce82" office:value-type="float" office:value="0" calcext:value-type="float">
            <text:p>—</text:p>
          </table:table-cell>
          <table:table-cell table:style-name="ce63" office:value-type="float" office:value="-15.1" calcext:value-type="float">
            <text:p><text:s text:c="3"/>－15.10</text:p>
          </table:table-cell>
          <table:table-cell table:style-name="ce63" office:value-type="float" office:value="-9.19" calcext:value-type="float">
            <text:p><text:s text:c="3"/>－9.19</text:p>
          </table:table-cell>
          <table:table-cell table:style-name="ce112" office:value-type="float" office:value="-14.88" calcext:value-type="float">
            <text:p><text:s text:c="3"/>－14.88</text:p>
          </table:table-cell>
          <table:table-cell table:style-name="ce117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5" office:value-type="float" office:value="-18.38" calcext:value-type="float">
            <text:p><text:s text:c="3"/>－18.38</text:p>
          </table:table-cell>
          <table:table-cell table:style-name="ce65" office:value-type="float" office:value="-18.24" calcext:value-type="float">
            <text:p><text:s text:c="3"/>－18.24</text:p>
          </table:table-cell>
          <table:table-cell table:style-name="ce65" office:value-type="float" office:value="-22.07" calcext:value-type="float">
            <text:p><text:s text:c="3"/>－22.07</text:p>
          </table:table-cell>
          <table:table-cell table:style-name="ce83" office:value-type="float" office:value="100" calcext:value-type="float">
            <text:p><text:s text:c="4"/>100.00</text:p>
          </table:table-cell>
          <table:table-cell table:style-name="ce65" office:value-type="float" office:value="-18.6" calcext:value-type="float">
            <text:p><text:s text:c="3"/>－18.60</text:p>
          </table:table-cell>
          <table:table-cell table:style-name="ce65" office:value-type="float" office:value="-19.1" calcext:value-type="float">
            <text:p><text:s text:c="3"/>－19.10</text:p>
          </table:table-cell>
          <table:table-cell table:style-name="ce113" office:value-type="float" office:value="-11.76" calcext:value-type="float">
            <text:p><text:s text:c="3"/>－11.76</text:p>
          </table:table-cell>
          <table:table-cell table:style-name="ce117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4"/>
          <table:table-cell table:style-name="ce92" table:number-columns-spanned="3" table:number-rows-spanned="1"/>
          <table:covered-table-cell table:number-columns-repeated="2" table:style-name="ce92"/>
          <table:table-cell table:style-name="ce117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21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7"/>
            <table:table-cell table:style-name="ce154"/>
            <table:table-cell table:style-name="ce120" table:number-columns-repeated="1014"/>
          </table:table-row>
          <table:table-row table:style-name="ro11">
            <table:table-cell table:style-name="ce120"/>
            <table:table-cell table:style-name="ce138" table:number-columns-repeated="2"/>
            <table:table-cell table:style-name="ce138" office:value-type="string" calcext:value-type="string">
              <text:p>中 華 民 國 100 年 2 月 份</text:p>
            </table:table-cell>
            <table:table-cell table:style-name="ce138" table:number-columns-repeated="4"/>
            <table:table-cell table:style-name="ce148" office:value-type="string" calcext:value-type="string">
              <text:p><text:s text:c="3"/>單位︰人</text:p>
            </table:table-cell>
            <table:table-cell table:style-name="ce120" table:number-columns-repeated="1015"/>
          </table:table-row>
          <table:table-row table:style-name="ro12">
            <table:table-cell table:style-name="ce122" office:value-type="string" calcext:value-type="string" table:number-columns-spanned="1" table:number-rows-spanned="4">
              <text:p>區域別</text:p>
            </table:table-cell>
            <table:table-cell table:style-name="ce13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6"/>
            <table:covered-table-cell table:style-name="ce76"/>
            <table:table-cell table:style-name="ce85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3"/>
            <table:table-cell table:number-columns-repeated="1015"/>
          </table:table-row>
          <table:table-row table:style-name="ro13">
            <table:covered-table-cell table:style-name="ce123"/>
            <table:covered-table-cell table:style-name="ce140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3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3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101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3"/>
            <table:covered-table-cell table:style-name="ce140"/>
            <table:covered-table-cell table:number-columns-repeated="2" table:style-name="ce48"/>
            <table:covered-table-cell table:style-name="ce74"/>
            <table:covered-table-cell table:style-name="ce77"/>
            <table:covered-table-cell table:style-name="ce48"/>
            <table:covered-table-cell table:style-name="ce94"/>
            <table:covered-table-cell table:style-name="ce102"/>
            <table:table-cell table:number-columns-repeated="1015"/>
          </table:table-row>
          <table:table-row table:style-name="ro14">
            <table:covered-table-cell table:style-name="ce124"/>
            <table:covered-table-cell table:style-name="ce141"/>
            <table:covered-table-cell table:number-columns-repeated="2" table:style-name="ce49"/>
            <table:covered-table-cell table:style-name="ce75"/>
            <table:covered-table-cell table:style-name="ce78"/>
            <table:covered-table-cell table:style-name="ce49"/>
            <table:covered-table-cell table:style-name="ce95"/>
            <table:covered-table-cell table:style-name="ce103"/>
            <table:table-cell table:number-columns-repeated="1015"/>
          </table:table-row>
        </table:table-header-rows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12270" calcext:value-type="float">
            <text:p><text:s text:c="3"/>12,270</text:p>
          </table:table-cell>
          <table:table-cell table:style-name="ce51" office:value-type="float" office:value="11773" calcext:value-type="float">
            <text:p><text:s text:c="3"/>11,773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168" calcext:value-type="float">
            <text:p><text:s text:c="3"/>11,168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107" office:value-type="float" office:value="471" calcext:value-type="float">
            <text:p><text:s text:c="3"/>471</text:p>
          </table:table-cell>
          <table:table-cell table:style-name="ce117" table:number-columns-repeated="1015"/>
        </table:table-row>
        <table:table-row table:style-name="ro15">
          <table:table-cell table:style-name="ce126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42" office:value-type="float" office:value="6440" calcext:value-type="float">
            <text:p><text:s text:c="3"/>6,440</text:p>
          </table:table-cell>
          <table:table-cell table:style-name="ce51" office:value-type="float" office:value="6170" calcext:value-type="float">
            <text:p><text:s text:c="3"/>6,170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868" calcext:value-type="float">
            <text:p><text:s text:c="3"/>5,868</text:p>
          </table:table-cell>
          <table:table-cell table:style-name="ce51" office:value-type="float" office:value="326" calcext:value-type="float">
            <text:p><text:s text:c="3"/>326</text:p>
          </table:table-cell>
          <table:table-cell table:style-name="ce108" office:value-type="float" office:value="246" calcext:value-type="float">
            <text:p><text:s text:c="3"/>246</text:p>
          </table:table-cell>
          <table:table-cell table:style-name="ce117" table:number-columns-repeated="1015"/>
        </table:table-row>
        <table:table-row table:style-name="ro15">
          <table:table-cell table:style-name="ce127"/>
          <table:table-cell table:style-name="ce34" office:value-type="string" calcext:value-type="string">
            <text:p>女</text:p>
          </table:table-cell>
          <table:table-cell table:style-name="ce143" office:value-type="float" office:value="5830" calcext:value-type="float">
            <text:p><text:s text:c="3"/>5,830</text:p>
          </table:table-cell>
          <table:table-cell table:style-name="ce51" office:value-type="float" office:value="5603" calcext:value-type="float">
            <text:p><text:s text:c="3"/>5,603</text:p>
          </table:table-cell>
          <table:table-cell table:style-name="ce51" office:value-type="float" office:value="226" calcext:value-type="float">
            <text:p><text:s text:c="3"/>22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2" office:value-type="float" office:value="5300" calcext:value-type="float">
            <text:p><text:s text:c="3"/>5,300</text:p>
          </table:table-cell>
          <table:table-cell table:style-name="ce51" office:value-type="float" office:value="305" calcext:value-type="float">
            <text:p><text:s text:c="3"/>305</text:p>
          </table:table-cell>
          <table:table-cell table:style-name="ce109" office:value-type="float" office:value="225" calcext:value-type="float">
            <text:p><text:s text:c="3"/>225</text:p>
          </table:table-cell>
          <table:table-cell table:style-name="ce117" table:number-columns-repeated="1015"/>
        </table:table-row>
        <table:table-row table:style-name="ro15">
          <table:table-cell table:style-name="ce128"/>
          <table:table-cell table:style-name="ce32" office:value-type="string" calcext:value-type="string">
            <text:p>計</text:p>
          </table:table-cell>
          <table:table-cell table:style-name="ce68" office:value-type="float" office:value="2021" calcext:value-type="float">
            <text:p><text:s text:c="3"/>2,021</text:p>
          </table:table-cell>
          <table:table-cell table:style-name="ce68" office:value-type="float" office:value="1936" calcext:value-type="float">
            <text:p><text:s text:c="3"/>1,936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796" calcext:value-type="float">
            <text:p><text:s text:c="3"/>1,796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149" office:value-type="float" office:value="83" calcext:value-type="float">
            <text:p><text:s text:c="3"/>83</text:p>
          </table:table-cell>
          <table:table-cell table:style-name="ce117" table:number-columns-repeated="1015"/>
        </table:table-row>
        <table:table-row table:style-name="ro15">
          <table:table-cell table:style-name="ce126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42" office:value-type="float" office:value="1063" calcext:value-type="float">
            <text:p><text:s text:c="3"/>1,063</text:p>
          </table:table-cell>
          <table:table-cell table:style-name="ce142" office:value-type="float" office:value="1012" calcext:value-type="float">
            <text:p><text:s text:c="3"/>1,012</text:p>
          </table:table-cell>
          <table:table-cell table:style-name="ce142" office:value-type="float" office:value="51" calcext:value-type="float">
            <text:p><text:s text:c="3"/>51</text:p>
          </table:table-cell>
          <table:table-cell table:style-name="ce142" office:value-type="float" office:value="0" calcext:value-type="float">
            <text:p>—</text:p>
          </table:table-cell>
          <table:table-cell table:style-name="ce51" office:value-type="float" office:value="944" calcext:value-type="float">
            <text:p><text:s text:c="3"/>944</text:p>
          </table:table-cell>
          <table:table-cell table:style-name="ce142" office:value-type="float" office:value="78" calcext:value-type="float">
            <text:p><text:s text:c="3"/>78</text:p>
          </table:table-cell>
          <table:table-cell table:style-name="ce150" office:value-type="float" office:value="41" calcext:value-type="float">
            <text:p><text:s text:c="3"/>41</text:p>
          </table:table-cell>
          <table:table-cell table:style-name="ce117" table:number-columns-repeated="1015"/>
        </table:table-row>
        <table:table-row table:style-name="ro15">
          <table:table-cell table:style-name="ce127"/>
          <table:table-cell table:style-name="ce34" office:value-type="string" calcext:value-type="string">
            <text:p>女</text:p>
          </table:table-cell>
          <table:table-cell table:style-name="ce143" office:value-type="float" office:value="958" calcext:value-type="float">
            <text:p><text:s text:c="3"/>958</text:p>
          </table:table-cell>
          <table:table-cell table:style-name="ce143" office:value-type="float" office:value="924" calcext:value-type="float">
            <text:p><text:s text:c="3"/>924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143" office:value-type="float" office:value="0" calcext:value-type="float">
            <text:p>—</text:p>
          </table:table-cell>
          <table:table-cell table:style-name="ce52" office:value-type="float" office:value="852" calcext:value-type="float">
            <text:p><text:s text:c="3"/>852</text:p>
          </table:table-cell>
          <table:table-cell table:style-name="ce143" office:value-type="float" office:value="64" calcext:value-type="float">
            <text:p><text:s text:c="3"/>64</text:p>
          </table:table-cell>
          <table:table-cell table:style-name="ce151" office:value-type="float" office:value="42" calcext:value-type="float">
            <text:p><text:s text:c="3"/>42</text:p>
          </table:table-cell>
          <table:table-cell table:style-name="ce117" table:number-columns-repeated="1015"/>
        </table:table-row>
        <table:table-row table:style-name="ro15">
          <table:table-cell table:style-name="ce128"/>
          <table:table-cell table:style-name="ce32" office:value-type="string" calcext:value-type="string">
            <text:p>計</text:p>
          </table:table-cell>
          <table:table-cell table:style-name="ce68" office:value-type="float" office:value="1550" calcext:value-type="float">
            <text:p><text:s text:c="3"/>1,550</text:p>
          </table:table-cell>
          <table:table-cell table:style-name="ce68" office:value-type="float" office:value="1499" calcext:value-type="float">
            <text:p><text:s text:c="3"/>1,499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1" office:value-type="float" office:value="1449" calcext:value-type="float">
            <text:p><text:s text:c="3"/>1,449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17" table:number-columns-repeated="1015"/>
        </table:table-row>
        <table:table-row table:style-name="ro15">
          <table:table-cell table:style-name="ce126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42" office:value-type="float" office:value="796" calcext:value-type="float">
            <text:p><text:s text:c="3"/>796</text:p>
          </table:table-cell>
          <table:table-cell table:style-name="ce142" office:value-type="float" office:value="775" calcext:value-type="float">
            <text:p><text:s text:c="3"/>775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42" office:value-type="float" office:value="0" calcext:value-type="float">
            <text:p>—</text:p>
          </table:table-cell>
          <table:table-cell table:style-name="ce51" office:value-type="float" office:value="747" calcext:value-type="float">
            <text:p><text:s text:c="3"/>747</text:p>
          </table:table-cell>
          <table:table-cell table:style-name="ce142" office:value-type="float" office:value="33" calcext:value-type="float">
            <text:p><text:s text:c="3"/>33</text:p>
          </table:table-cell>
          <table:table-cell table:style-name="ce150" office:value-type="float" office:value="16" calcext:value-type="float">
            <text:p><text:s text:c="3"/>16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34" office:value-type="string" calcext:value-type="string">
            <text:p>女</text:p>
          </table:table-cell>
          <table:table-cell table:style-name="ce143" office:value-type="float" office:value="754" calcext:value-type="float">
            <text:p><text:s text:c="3"/>754</text:p>
          </table:table-cell>
          <table:table-cell table:style-name="ce143" office:value-type="float" office:value="724" calcext:value-type="float">
            <text:p><text:s text:c="3"/>724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52" office:value-type="float" office:value="702" calcext:value-type="float">
            <text:p><text:s text:c="3"/>702</text:p>
          </table:table-cell>
          <table:table-cell table:style-name="ce143" office:value-type="float" office:value="33" calcext:value-type="float">
            <text:p><text:s text:c="3"/>33</text:p>
          </table:table-cell>
          <table:table-cell table:style-name="ce151" office:value-type="float" office:value="19" calcext:value-type="float">
            <text:p><text:s text:c="3"/>19</text:p>
          </table:table-cell>
          <table:table-cell table:style-name="ce117" table:number-columns-repeated="1015"/>
        </table:table-row>
        <table:table-row table:style-name="ro15">
          <table:table-cell table:style-name="ce130"/>
          <table:table-cell table:style-name="ce32" office:value-type="string" calcext:value-type="string">
            <text:p>計</text:p>
          </table:table-cell>
          <table:table-cell table:style-name="ce68" office:value-type="float" office:value="1509" calcext:value-type="float">
            <text:p><text:s text:c="3"/>1,509</text:p>
          </table:table-cell>
          <table:table-cell table:style-name="ce68" office:value-type="float" office:value="1448" calcext:value-type="float">
            <text:p><text:s text:c="3"/>1,44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400" calcext:value-type="float">
            <text:p><text:s text:c="3"/>1,400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149" office:value-type="float" office:value="47" calcext:value-type="float">
            <text:p><text:s text:c="3"/>47</text:p>
          </table:table-cell>
          <table:table-cell table:style-name="ce117" table:number-columns-repeated="1015"/>
        </table:table-row>
        <table:table-row table:style-name="ro15">
          <table:table-cell table:style-name="ce131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42" office:value-type="float" office:value="763" calcext:value-type="float">
            <text:p><text:s text:c="3"/>763</text:p>
          </table:table-cell>
          <table:table-cell table:style-name="ce142" office:value-type="float" office:value="727" calcext:value-type="float">
            <text:p><text:s text:c="3"/>727</text:p>
          </table:table-cell>
          <table:table-cell table:style-name="ce142" office:value-type="float" office:value="36" calcext:value-type="float">
            <text:p><text:s text:c="3"/>36</text:p>
          </table:table-cell>
          <table:table-cell table:style-name="ce142" office:value-type="float" office:value="0" calcext:value-type="float">
            <text:p>—</text:p>
          </table:table-cell>
          <table:table-cell table:style-name="ce51" office:value-type="float" office:value="705" calcext:value-type="float">
            <text:p><text:s text:c="3"/>705</text:p>
          </table:table-cell>
          <table:table-cell table:style-name="ce142" office:value-type="float" office:value="33" calcext:value-type="float">
            <text:p><text:s text:c="3"/>33</text:p>
          </table:table-cell>
          <table:table-cell table:style-name="ce150" office:value-type="float" office:value="25" calcext:value-type="float">
            <text:p><text:s text:c="3"/>25</text:p>
          </table:table-cell>
          <table:table-cell table:style-name="ce117" table:number-columns-repeated="1015"/>
        </table:table-row>
        <table:table-row table:style-name="ro15">
          <table:table-cell table:style-name="ce127"/>
          <table:table-cell table:style-name="ce34" office:value-type="string" calcext:value-type="string">
            <text:p>女</text:p>
          </table:table-cell>
          <table:table-cell table:style-name="ce143" office:value-type="float" office:value="746" calcext:value-type="float">
            <text:p><text:s text:c="3"/>746</text:p>
          </table:table-cell>
          <table:table-cell table:style-name="ce143" office:value-type="float" office:value="721" calcext:value-type="float">
            <text:p><text:s text:c="3"/>721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43" office:value-type="float" office:value="0" calcext:value-type="float">
            <text:p>—</text:p>
          </table:table-cell>
          <table:table-cell table:style-name="ce52" office:value-type="float" office:value="695" calcext:value-type="float">
            <text:p><text:s text:c="3"/>695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17" table:number-columns-repeated="1015"/>
        </table:table-row>
        <table:table-row table:style-name="ro15">
          <table:table-cell table:style-name="ce128"/>
          <table:table-cell table:style-name="ce32" office:value-type="string" calcext:value-type="string">
            <text:p>計</text:p>
          </table:table-cell>
          <table:table-cell table:style-name="ce68" office:value-type="float" office:value="856" calcext:value-type="float">
            <text:p><text:s text:c="3"/>856</text:p>
          </table:table-cell>
          <table:table-cell table:style-name="ce68" office:value-type="float" office:value="826" calcext:value-type="float">
            <text:p><text:s text:c="3"/>826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785" calcext:value-type="float">
            <text:p><text:s text:c="3"/>785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17" table:number-columns-repeated="1015"/>
        </table:table-row>
        <table:table-row table:style-name="ro15">
          <table:table-cell table:style-name="ce131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42" office:value-type="float" office:value="453" calcext:value-type="float">
            <text:p><text:s text:c="3"/>453</text:p>
          </table:table-cell>
          <table:table-cell table:style-name="ce142" office:value-type="float" office:value="434" calcext:value-type="float">
            <text:p><text:s text:c="3"/>434</text:p>
          </table:table-cell>
          <table:table-cell table:style-name="ce142" office:value-type="float" office:value="19" calcext:value-type="float">
            <text:p><text:s text:c="3"/>19</text:p>
          </table:table-cell>
          <table:table-cell table:style-name="ce142" office:value-type="float" office:value="0" calcext:value-type="float">
            <text:p>—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142" office:value-type="float" office:value="15" calcext:value-type="float">
            <text:p><text:s text:c="3"/>15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17" table:number-columns-repeated="1015"/>
        </table:table-row>
        <table:table-row table:style-name="ro15">
          <table:table-cell table:style-name="ce127"/>
          <table:table-cell table:style-name="ce34" office:value-type="string" calcext:value-type="string">
            <text:p>女</text:p>
          </table:table-cell>
          <table:table-cell table:style-name="ce143" office:value-type="float" office:value="403" calcext:value-type="float">
            <text:p><text:s text:c="3"/>403</text:p>
          </table:table-cell>
          <table:table-cell table:style-name="ce143" office:value-type="float" office:value="392" calcext:value-type="float">
            <text:p><text:s text:c="3"/>392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43" office:value-type="float" office:value="0" calcext:value-type="float">
            <text:p>—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51" office:value-type="float" office:value="18" calcext:value-type="float">
            <text:p><text:s text:c="3"/>18</text:p>
          </table:table-cell>
          <table:table-cell table:style-name="ce117" table:number-columns-repeated="1015"/>
        </table:table-row>
        <table:table-row table:style-name="ro15">
          <table:table-cell table:style-name="ce128"/>
          <table:table-cell table:style-name="ce32" office:value-type="string" calcext:value-type="string">
            <text:p>計</text:p>
          </table:table-cell>
          <table:table-cell table:style-name="ce68" office:value-type="float" office:value="1354" calcext:value-type="float">
            <text:p><text:s text:c="3"/>1,354</text:p>
          </table:table-cell>
          <table:table-cell table:style-name="ce68" office:value-type="float" office:value="1303" calcext:value-type="float">
            <text:p><text:s text:c="3"/>1,303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256" calcext:value-type="float">
            <text:p><text:s text:c="3"/>1,256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17" table:number-columns-repeated="1015"/>
        </table:table-row>
        <table:table-row table:style-name="ro15">
          <table:table-cell table:style-name="ce132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42" office:value-type="float" office:value="714" calcext:value-type="float">
            <text:p><text:s text:c="3"/>714</text:p>
          </table:table-cell>
          <table:table-cell table:style-name="ce142" office:value-type="float" office:value="692" calcext:value-type="float">
            <text:p><text:s text:c="3"/>692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0" calcext:value-type="float">
            <text:p>—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142" office:value-type="float" office:value="32" calcext:value-type="float">
            <text:p><text:s text:c="3"/>32</text:p>
          </table:table-cell>
          <table:table-cell table:style-name="ce150" office:value-type="float" office:value="21" calcext:value-type="float">
            <text:p><text:s text:c="3"/>21</text:p>
          </table:table-cell>
          <table:table-cell table:style-name="ce117" table:number-columns-repeated="1015"/>
        </table:table-row>
        <table:table-row table:style-name="ro15">
          <table:table-cell table:style-name="ce128"/>
          <table:table-cell table:style-name="ce34" office:value-type="string" calcext:value-type="string">
            <text:p>女</text:p>
          </table:table-cell>
          <table:table-cell table:style-name="ce143" office:value-type="float" office:value="640" calcext:value-type="float">
            <text:p><text:s text:c="3"/>640</text:p>
          </table:table-cell>
          <table:table-cell table:style-name="ce143" office:value-type="float" office:value="611" calcext:value-type="float">
            <text:p><text:s text:c="3"/>611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43" office:value-type="float" office:value="0" calcext:value-type="float">
            <text:p>—</text:p>
          </table:table-cell>
          <table:table-cell table:style-name="ce52" office:value-type="float" office:value="595" calcext:value-type="float">
            <text:p><text:s text:c="3"/>595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151" office:value-type="float" office:value="21" calcext:value-type="float">
            <text:p><text:s text:c="3"/>21</text:p>
          </table:table-cell>
          <table:table-cell table:style-name="ce117" table:number-columns-repeated="1015"/>
        </table:table-row>
        <table:table-row table:style-name="ro15">
          <table:table-cell table:style-name="ce130"/>
          <table:table-cell table:style-name="ce39" office:value-type="string" calcext:value-type="string">
            <text:p>計</text:p>
          </table:table-cell>
          <table:table-cell table:style-name="ce68" office:value-type="float" office:value="4909" calcext:value-type="float">
            <text:p><text:s text:c="3"/>4,909</text:p>
          </table:table-cell>
          <table:table-cell table:style-name="ce68" office:value-type="float" office:value="4690" calcext:value-type="float">
            <text:p><text:s text:c="3"/>4,690</text:p>
          </table:table-cell>
          <table:table-cell table:style-name="ce68" office:value-type="float" office:value="219" calcext:value-type="float">
            <text:p><text:s text:c="3"/>219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4423" calcext:value-type="float">
            <text:p><text:s text:c="3"/>4,423</text:p>
          </table:table-cell>
          <table:table-cell table:style-name="ce68" office:value-type="float" office:value="257" calcext:value-type="float">
            <text:p><text:s text:c="3"/>257</text:p>
          </table:table-cell>
          <table:table-cell table:style-name="ce149" office:value-type="float" office:value="229" calcext:value-type="float">
            <text:p><text:s text:c="3"/>229</text:p>
          </table:table-cell>
          <table:table-cell table:style-name="ce117" table:number-columns-repeated="1015"/>
        </table:table-row>
        <table:table-row table:style-name="ro15">
          <table:table-cell table:style-name="ce132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42" office:value-type="float" office:value="2616" calcext:value-type="float">
            <text:p><text:s text:c="3"/>2,616</text:p>
          </table:table-cell>
          <table:table-cell table:style-name="ce142" office:value-type="float" office:value="2495" calcext:value-type="float">
            <text:p><text:s text:c="3"/>2,495</text:p>
          </table:table-cell>
          <table:table-cell table:style-name="ce142" office:value-type="float" office:value="121" calcext:value-type="float">
            <text:p><text:s text:c="3"/>121</text:p>
          </table:table-cell>
          <table:table-cell table:style-name="ce142" office:value-type="float" office:value="0" calcext:value-type="float">
            <text:p>—</text:p>
          </table:table-cell>
          <table:table-cell table:style-name="ce51" office:value-type="float" office:value="2360" calcext:value-type="float">
            <text:p><text:s text:c="3"/>2,360</text:p>
          </table:table-cell>
          <table:table-cell table:style-name="ce142" office:value-type="float" office:value="130" calcext:value-type="float">
            <text:p><text:s text:c="3"/>130</text:p>
          </table:table-cell>
          <table:table-cell table:style-name="ce150" office:value-type="float" office:value="126" calcext:value-type="float">
            <text:p><text:s text:c="3"/>126</text:p>
          </table:table-cell>
          <table:table-cell table:style-name="ce117" table:number-columns-repeated="1015"/>
        </table:table-row>
        <table:table-row table:style-name="ro15">
          <table:table-cell table:style-name="ce127"/>
          <table:table-cell table:style-name="ce42" office:value-type="string" calcext:value-type="string">
            <text:p>女</text:p>
          </table:table-cell>
          <table:table-cell table:style-name="ce143" office:value-type="float" office:value="2293" calcext:value-type="float">
            <text:p><text:s text:c="3"/>2,293</text:p>
          </table:table-cell>
          <table:table-cell table:style-name="ce143" office:value-type="float" office:value="2195" calcext:value-type="float">
            <text:p><text:s text:c="3"/>2,195</text:p>
          </table:table-cell>
          <table:table-cell table:style-name="ce143" office:value-type="float" office:value="98" calcext:value-type="float">
            <text:p><text:s text:c="3"/>98</text:p>
          </table:table-cell>
          <table:table-cell table:style-name="ce143" office:value-type="float" office:value="0" calcext:value-type="float">
            <text:p>—</text:p>
          </table:table-cell>
          <table:table-cell table:style-name="ce52" office:value-type="float" office:value="2063" calcext:value-type="float">
            <text:p><text:s text:c="3"/>2,063</text:p>
          </table:table-cell>
          <table:table-cell table:style-name="ce143" office:value-type="float" office:value="127" calcext:value-type="float">
            <text:p><text:s text:c="3"/>127</text:p>
          </table:table-cell>
          <table:table-cell table:style-name="ce151" office:value-type="float" office:value="103" calcext:value-type="float">
            <text:p><text:s text:c="3"/>103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237" calcext:value-type="float">
            <text:p><text:s text:c="3"/>237</text:p>
          </table:table-cell>
          <table:table-cell table:style-name="ce144" office:value-type="float" office:value="227" calcext:value-type="float">
            <text:p><text:s text:c="3"/>227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宜蘭縣" calcext:value-type="string">
            <text:p><text:s/>宜蘭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35" calcext:value-type="float">
            <text:p><text:s text:c="3"/>135</text:p>
          </table:table-cell>
          <table:table-cell table:style-name="ce79" office:value-type="float" office:value="129" calcext:value-type="float">
            <text:p><text:s text:c="3"/>129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102" calcext:value-type="float">
            <text:p><text:s text:c="3"/>102</text:p>
          </table:table-cell>
          <table:table-cell table:style-name="ce80" office:value-type="float" office:value="98" calcext:value-type="float">
            <text:p><text:s text:c="3"/>98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1112" calcext:value-type="float">
            <text:p><text:s text:c="3"/>1,112</text:p>
          </table:table-cell>
          <table:table-cell table:style-name="ce144" office:value-type="float" office:value="1067" calcext:value-type="float">
            <text:p><text:s text:c="3"/>1,067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991" calcext:value-type="float">
            <text:p><text:s text:c="3"/>991</text:p>
          </table:table-cell>
          <table:table-cell table:style-name="ce144" office:value-type="float" office:value="64" calcext:value-type="float">
            <text:p><text:s text:c="3"/>64</text:p>
          </table:table-cell>
          <table:table-cell table:style-name="ce152" office:value-type="float" office:value="57" calcext:value-type="float">
            <text:p><text:s text:c="3"/>57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桃園縣" calcext:value-type="string">
            <text:p><text:s/>桃園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585" calcext:value-type="float">
            <text:p><text:s text:c="3"/>585</text:p>
          </table:table-cell>
          <table:table-cell table:style-name="ce79" office:value-type="float" office:value="563" calcext:value-type="float">
            <text:p><text:s text:c="3"/>563</text:p>
          </table:table-cell>
          <table:table-cell table:style-name="ce79" office:value-type="float" office:value="22" calcext:value-type="float">
            <text:p><text:s text:c="3"/>22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521" calcext:value-type="float">
            <text:p><text:s text:c="3"/>521</text:p>
          </table:table-cell>
          <table:table-cell table:style-name="ce79" office:value-type="float" office:value="31" calcext:value-type="float">
            <text:p><text:s text:c="3"/>31</text:p>
          </table:table-cell>
          <table:table-cell table:style-name="ce71" office:value-type="float" office:value="33" calcext:value-type="float">
            <text:p><text:s text:c="3"/>33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527" calcext:value-type="float">
            <text:p><text:s text:c="3"/>527</text:p>
          </table:table-cell>
          <table:table-cell table:style-name="ce80" office:value-type="float" office:value="504" calcext:value-type="float">
            <text:p><text:s text:c="3"/>504</text:p>
          </table:table-cell>
          <table:table-cell table:style-name="ce80" office:value-type="float" office:value="23" calcext:value-type="float">
            <text:p><text:s text:c="3"/>23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470" calcext:value-type="float">
            <text:p><text:s text:c="3"/>470</text:p>
          </table:table-cell>
          <table:table-cell table:style-name="ce80" office:value-type="float" office:value="33" calcext:value-type="float">
            <text:p><text:s text:c="3"/>33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353" calcext:value-type="float">
            <text:p><text:s text:c="3"/>353</text:p>
          </table:table-cell>
          <table:table-cell table:style-name="ce144" office:value-type="float" office:value="340" calcext:value-type="float">
            <text:p><text:s text:c="3"/>340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14" calcext:value-type="float">
            <text:p><text:s text:c="3"/>314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新竹縣" calcext:value-type="string">
            <text:p><text:s/>新竹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81" calcext:value-type="float">
            <text:p><text:s text:c="3"/>181</text:p>
          </table:table-cell>
          <table:table-cell table:style-name="ce79" office:value-type="float" office:value="171" calcext:value-type="float">
            <text:p><text:s text:c="3"/>171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172" calcext:value-type="float">
            <text:p><text:s text:c="3"/>172</text:p>
          </table:table-cell>
          <table:table-cell table:style-name="ce80" office:value-type="float" office:value="169" calcext:value-type="float">
            <text:p><text:s text:c="3"/>169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300" calcext:value-type="float">
            <text:p><text:s text:c="3"/>300</text:p>
          </table:table-cell>
          <table:table-cell table:style-name="ce144" office:value-type="float" office:value="290" calcext:value-type="float">
            <text:p><text:s text:c="3"/>290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52" office:value-type="float" office:value="19" calcext:value-type="float">
            <text:p><text:s text:c="3"/>19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苗栗縣" calcext:value-type="string">
            <text:p><text:s/>苗栗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69" calcext:value-type="float">
            <text:p><text:s text:c="3"/>169</text:p>
          </table:table-cell>
          <table:table-cell table:style-name="ce79" office:value-type="float" office:value="163" calcext:value-type="float">
            <text:p><text:s text:c="3"/>163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131" calcext:value-type="float">
            <text:p><text:s text:c="3"/>131</text:p>
          </table:table-cell>
          <table:table-cell table:style-name="ce80" office:value-type="float" office:value="127" calcext:value-type="float">
            <text:p><text:s text:c="3"/>127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749" calcext:value-type="float">
            <text:p><text:s text:c="3"/>749</text:p>
          </table:table-cell>
          <table:table-cell table:style-name="ce144" office:value-type="float" office:value="731" calcext:value-type="float">
            <text:p><text:s text:c="3"/>731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690" calcext:value-type="float">
            <text:p><text:s text:c="3"/>690</text:p>
          </table:table-cell>
          <table:table-cell table:style-name="ce144" office:value-type="float" office:value="35" calcext:value-type="float">
            <text:p><text:s text:c="3"/>35</text:p>
          </table:table-cell>
          <table:table-cell table:style-name="ce152" office:value-type="float" office:value="24" calcext:value-type="float">
            <text:p><text:s text:c="3"/>24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彰化縣" calcext:value-type="string">
            <text:p><text:s/>彰化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390" calcext:value-type="float">
            <text:p><text:s text:c="3"/>390</text:p>
          </table:table-cell>
          <table:table-cell table:style-name="ce79" office:value-type="float" office:value="378" calcext:value-type="float">
            <text:p><text:s text:c="3"/>378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79" office:value-type="float" office:value="21" calcext:value-type="float">
            <text:p><text:s text:c="3"/>21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359" calcext:value-type="float">
            <text:p><text:s text:c="3"/>359</text:p>
          </table:table-cell>
          <table:table-cell table:style-name="ce80" office:value-type="float" office:value="353" calcext:value-type="float">
            <text:p><text:s text:c="3"/>353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335" calcext:value-type="float">
            <text:p><text:s text:c="3"/>335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241" calcext:value-type="float">
            <text:p><text:s text:c="3"/>241</text:p>
          </table:table-cell>
          <table:table-cell table:style-name="ce144" office:value-type="float" office:value="225" calcext:value-type="float">
            <text:p><text:s text:c="3"/>225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南投縣" calcext:value-type="string">
            <text:p><text:s/>南投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26" calcext:value-type="float">
            <text:p><text:s text:c="3"/>126</text:p>
          </table:table-cell>
          <table:table-cell table:style-name="ce79" office:value-type="float" office:value="116" calcext:value-type="float">
            <text:p><text:s text:c="3"/>116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115" calcext:value-type="float">
            <text:p><text:s text:c="3"/>115</text:p>
          </table:table-cell>
          <table:table-cell table:style-name="ce80" office:value-type="float" office:value="109" calcext:value-type="float">
            <text:p><text:s text:c="3"/>109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358" calcext:value-type="float">
            <text:p><text:s text:c="3"/>358</text:p>
          </table:table-cell>
          <table:table-cell table:style-name="ce144" office:value-type="float" office:value="339" calcext:value-type="float">
            <text:p><text:s text:c="3"/>339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52" office:value-type="float" office:value="25" calcext:value-type="float">
            <text:p><text:s text:c="3"/>25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雲林縣" calcext:value-type="string">
            <text:p><text:s/>雲林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89" calcext:value-type="float">
            <text:p><text:s text:c="3"/>189</text:p>
          </table:table-cell>
          <table:table-cell table:style-name="ce79" office:value-type="float" office:value="179" calcext:value-type="float">
            <text:p><text:s text:c="3"/>179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169" calcext:value-type="float">
            <text:p><text:s text:c="3"/>169</text:p>
          </table:table-cell>
          <table:table-cell table:style-name="ce80" office:value-type="float" office:value="160" calcext:value-type="float">
            <text:p><text:s text:c="3"/>160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239" calcext:value-type="float">
            <text:p><text:s text:c="3"/>239</text:p>
          </table:table-cell>
          <table:table-cell table:style-name="ce144" office:value-type="float" office:value="231" calcext:value-type="float">
            <text:p><text:s text:c="3"/>231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52" office:value-type="float" office:value="17" calcext:value-type="float">
            <text:p><text:s text:c="3"/>17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嘉義縣" calcext:value-type="string">
            <text:p><text:s/>嘉義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26" calcext:value-type="float">
            <text:p><text:s text:c="3"/>126</text:p>
          </table:table-cell>
          <table:table-cell table:style-name="ce79" office:value-type="float" office:value="122" calcext:value-type="float">
            <text:p><text:s text:c="3"/>122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107" calcext:value-type="float">
            <text:p><text:s text:c="3"/>107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113" calcext:value-type="float">
            <text:p><text:s text:c="3"/>113</text:p>
          </table:table-cell>
          <table:table-cell table:style-name="ce80" office:value-type="float" office:value="109" calcext:value-type="float">
            <text:p><text:s text:c="3"/>109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380" calcext:value-type="float">
            <text:p><text:s text:c="3"/>380</text:p>
          </table:table-cell>
          <table:table-cell table:style-name="ce144" office:value-type="float" office:value="358" calcext:value-type="float">
            <text:p><text:s text:c="3"/>358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144" office:value-type="float" office:value="15" calcext:value-type="float">
            <text:p><text:s text:c="3"/>15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屏東縣" calcext:value-type="string">
            <text:p><text:s/>屏東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92" calcext:value-type="float">
            <text:p><text:s text:c="3"/>192</text:p>
          </table:table-cell>
          <table:table-cell table:style-name="ce79" office:value-type="float" office:value="180" calcext:value-type="float">
            <text:p><text:s text:c="3"/>180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188" calcext:value-type="float">
            <text:p><text:s text:c="3"/>188</text:p>
          </table:table-cell>
          <table:table-cell table:style-name="ce80" office:value-type="float" office:value="178" calcext:value-type="float">
            <text:p><text:s text:c="3"/>178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149" calcext:value-type="float">
            <text:p><text:s text:c="3"/>149</text:p>
          </table:table-cell>
          <table:table-cell table:style-name="ce144" office:value-type="float" office:value="129" calcext:value-type="float">
            <text:p><text:s text:c="3"/>129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52" office:value-type="float" office:value="15" calcext:value-type="float">
            <text:p><text:s text:c="3"/>15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臺東縣" calcext:value-type="string">
            <text:p><text:s/>臺東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76" calcext:value-type="float">
            <text:p><text:s text:c="3"/>76</text:p>
          </table:table-cell>
          <table:table-cell table:style-name="ce80" office:value-type="float" office:value="67" calcext:value-type="float">
            <text:p><text:s text:c="3"/>67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174" calcext:value-type="float">
            <text:p><text:s text:c="3"/>174</text:p>
          </table:table-cell>
          <table:table-cell table:style-name="ce144" office:value-type="float" office:value="158" calcext:value-type="float">
            <text:p><text:s text:c="3"/>158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花蓮縣" calcext:value-type="string">
            <text:p><text:s/>花蓮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11" calcext:value-type="float">
            <text:p><text:s text:c="3"/>111</text:p>
          </table:table-cell>
          <table:table-cell table:style-name="ce79" office:value-type="float" office:value="100" calcext:value-type="float">
            <text:p><text:s text:c="3"/>100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63" calcext:value-type="float">
            <text:p><text:s text:c="3"/>63</text:p>
          </table:table-cell>
          <table:table-cell table:style-name="ce80" office:value-type="float" office:value="58" calcext:value-type="float">
            <text:p><text:s text:c="3"/>58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54" calcext:value-type="float">
            <text:p><text:s text:c="3"/>54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51" calcext:value-type="float">
            <text:p><text:s text:c="3"/>51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澎湖縣" calcext:value-type="string">
            <text:p><text:s/>澎湖縣 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9" office:value-type="float" office:value="28" calcext:value-type="float">
            <text:p><text:s text:c="3"/>28</text:p>
          </table:table-cell>
          <table:table-cell table:style-name="ce79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26" calcext:value-type="float">
            <text:p><text:s text:c="3"/>26</text:p>
          </table:table-cell>
          <table:table-cell table:style-name="ce80" office:value-type="float" office:value="24" calcext:value-type="float">
            <text:p><text:s text:c="3"/>24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119" calcext:value-type="float">
            <text:p><text:s text:c="3"/>119</text:p>
          </table:table-cell>
          <table:table-cell table:style-name="ce144" office:value-type="float" office:value="112" calcext:value-type="float">
            <text:p><text:s text:c="3"/>112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基隆市" calcext:value-type="string">
            <text:p><text:s/>基隆市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56" calcext:value-type="float">
            <text:p><text:s text:c="3"/>56</text:p>
          </table:table-cell>
          <table:table-cell table:style-name="ce80" office:value-type="float" office:value="51" calcext:value-type="float">
            <text:p><text:s text:c="3"/>51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325" calcext:value-type="float">
            <text:p><text:s text:c="3"/>325</text:p>
          </table:table-cell>
          <table:table-cell table:style-name="ce144" office:value-type="float" office:value="318" calcext:value-type="float">
            <text:p><text:s text:c="3"/>318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新竹市" calcext:value-type="string">
            <text:p><text:s/>新竹市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77" calcext:value-type="float">
            <text:p><text:s text:c="3"/>177</text:p>
          </table:table-cell>
          <table:table-cell table:style-name="ce79" office:value-type="float" office:value="175" calcext:value-type="float">
            <text:p><text:s text:c="3"/>175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148" calcext:value-type="float">
            <text:p><text:s text:c="3"/>148</text:p>
          </table:table-cell>
          <table:table-cell table:style-name="ce80" office:value-type="float" office:value="143" calcext:value-type="float">
            <text:p><text:s text:c="3"/>143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144" office:value-type="float" office:value="119" calcext:value-type="float">
            <text:p><text:s text:c="3"/>119</text:p>
          </table:table-cell>
          <table:table-cell table:style-name="ce144" office:value-type="float" office:value="113" calcext:value-type="float">
            <text:p><text:s text:c="3"/>113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嘉義市" calcext:value-type="string">
            <text:p><text:s/>嘉義市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style-name="ce79" office:value-type="float" office:value="68" calcext:value-type="float">
            <text:p><text:s text:c="3"/>68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0" calcext:value-type="float">
            <text:p>—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style-name="ce80" office:value-type="float" office:value="48" calcext:value-type="float">
            <text:p><text:s text:c="3"/>48</text:p>
          </table:table-cell>
          <table:table-cell table:style-name="ce80" office:value-type="float" office:value="45" calcext:value-type="float">
            <text:p><text:s text:c="3"/>45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table:number-columns-repeated="1015"/>
        </table:table-row>
        <table:table-row table:style-name="ro15">
          <table:table-cell table:style-name="ce133"/>
          <table:table-cell table:style-name="ce32" office:value-type="string" calcext:value-type="string">
            <text:p>計</text:p>
          </table:table-cell>
          <table:table-cell table:number-columns-repeated="2" table:style-name="ce68" office:value-type="float" office:value="71" calcext:value-type="float">
            <text:p><text:s text:c="3"/>7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49" office:value-type="float" office:value="0" calcext:value-type="float">
            <text:p>—</text:p>
          </table:table-cell>
          <table:table-cell table:style-name="ce117" table:number-columns-repeated="1015"/>
        </table:table-row>
        <table:table-row table:style-name="ro15">
          <table:table-cell table:style-name="ce126" office:value-type="string" calcext:value-type="string">
            <text:p>福建省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142" office:value-type="float" office:value="35" calcext:value-type="float">
            <text:p><text:s text:c="3"/>35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50" office:value-type="float" office:value="0" calcext:value-type="float">
            <text:p>—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34" office:value-type="string" calcext:value-type="string">
            <text:p>女</text:p>
          </table:table-cell>
          <table:table-cell table:number-columns-repeated="2" table:style-name="ce143" office:value-type="float" office:value="36" calcext:value-type="float">
            <text:p><text:s text:c="3"/>36</text:p>
          </table:table-cell>
          <table:table-cell table:number-columns-repeated="2" table:style-name="ce143" office:value-type="float" office:value="0" calcext:value-type="float">
            <text:p>—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51" office:value-type="float" office:value="0" calcext:value-type="float">
            <text:p>—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number-columns-repeated="2" table:style-name="ce144" office:value-type="float" office:value="63" calcext:value-type="float">
            <text:p><text:s text:c="3"/>63</text:p>
          </table:table-cell>
          <table:table-cell table:style-name="ce144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金門縣" calcext:value-type="string">
            <text:p><text:s/>金門縣 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9" office:value-type="float" office:value="30" calcext:value-type="float">
            <text:p><text:s text:c="3"/>30</text:p>
          </table:table-cell>
          <table:table-cell table:style-name="ce79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0" calcext:value-type="float">
            <text:p>—</text:p>
          </table:table-cell>
          <table:table-cell table:style-name="ce117" table:number-columns-repeated="1015"/>
        </table:table-row>
        <table:table-row table:style-name="ro15">
          <table:table-cell table:style-name="ce129"/>
          <table:table-cell table:style-name="ce42" office:value-type="string" calcext:value-type="string">
            <text:p>女</text:p>
          </table:table-cell>
          <table:table-cell table:number-columns-repeated="2" table:style-name="ce80" office:value-type="float" office:value="33" calcext:value-type="float">
            <text:p><text:s text:c="3"/>33</text:p>
          </table:table-cell>
          <table:table-cell table:style-name="ce80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72" office:value-type="float" office:value="0" calcext:value-type="float">
            <text:p>—</text:p>
          </table:table-cell>
          <table:table-cell table:style-name="ce117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number-columns-repeated="2" table:style-name="ce144" office:value-type="float" office:value="8" calcext:value-type="float">
            <text:p><text:s text:c="3"/>8</text:p>
          </table:table-cell>
          <table:table-cell table:style-name="ce144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style-name="ce117" table:number-columns-repeated="1015"/>
        </table:table-row>
        <table:table-row table:style-name="ro15">
          <table:table-cell table:style-name="ce133" office:value-type="string" office:string-value="連江縣" calcext:value-type="string">
            <text:p><text:s/>連江縣 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79" office:value-type="float" office:value="5" calcext:value-type="float">
            <text:p><text:s text:c="3"/>5</text:p>
          </table:table-cell>
          <table:table-cell table:style-name="ce79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0" calcext:value-type="float">
            <text:p>—</text:p>
          </table:table-cell>
          <table:table-cell table:style-name="ce117" table:number-columns-repeated="1015"/>
        </table:table-row>
        <table:table-row table:style-name="ro15">
          <table:table-cell table:style-name="ce134"/>
          <table:table-cell table:style-name="ce34" office:value-type="string" calcext:value-type="string">
            <text:p>女</text:p>
          </table:table-cell>
          <table:table-cell table:number-columns-repeated="2" table:style-name="ce80" office:value-type="float" office:value="3" calcext:value-type="float">
            <text:p><text:s text:c="3"/>3</text:p>
          </table:table-cell>
          <table:table-cell table:style-name="ce80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117" table:number-columns-repeated="1015"/>
        </table:table-row>
        <table:table-row table:style-name="ro16">
          <table:table-cell table:style-name="ce135"/>
          <table:table-cell table:number-columns-repeated="4"/>
          <table:table-cell table:style-name="ce146"/>
          <table:table-cell table:style-name="ce147" table:number-columns-repeated="2"/>
          <table:table-cell table:style-name="ce153" office:value-type="string" calcext:value-type="string">
            <text:p>內政部戶政司 民國100年3月7日編製</text:p>
          </table:table-cell>
          <table:table-cell table:number-columns-repeated="1015"/>
        </table:table-row>
        <table:table-row table:style-name="ro8">
          <table:table-cell table:style-name="ce135"/>
          <table:table-cell/>
          <table:table-cell table:style-name="ce145"/>
          <table:table-cell table:number-columns-repeated="1021"/>
        </table:table-row>
        <table:table-row table:style-name="ro8">
          <table:table-cell table:style-name="ce136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0.02.xls'#$''.$G$5]"/>
        <table:named-expression table:name="出生" table:base-cell-address="$年月別.$A$1" table:expression="['file:///D:/123/i62/10.%E9%81%B7%E5%BE%99-100.02.xls'#$''.$V$14:.$V$34]"/>
        <table:named-expression table:name="月底人口數" table:base-cell-address="$年月別.$A$1" table:expression="['file:///D:/123/i62/10.%E9%81%B7%E5%BE%99-100.02.xls'#$''.$AT$14:.$AU$34]"/>
        <table:named-expression table:name="死亡" table:base-cell-address="$年月別.$A$1" table:expression="['file:///D:/123/i62/10.%E9%81%B7%E5%BE%99-100.02.xls'#$''.$Y$14:.$Y$34]"/>
        <table:named-expression table:name="結婚" table:base-cell-address="$年月別.$A$1" table:expression="['file:///D:/123/i62/10.%E9%81%B7%E5%BE%99-100.02.xls'#$''.$L$14:.$L$34]"/>
        <table:named-expression table:name="鄰數戶數" table:base-cell-address="$年月別.$A$1" table:expression="['file:///D:/123/i62/10.%E9%81%B7%E5%BE%99-100.02.xls'#$''.$AQ$14:.$AR$34]"/>
        <table:named-expression table:name="離婚" table:base-cell-address="$年月別.$A$1" table:expression="['file:///D:/123/i62/10.%E9%81%B7%E5%BE%99-100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3-07T16:35:59</meta:creation-date>
    <dc:creator>user</dc:creator>
    <dc:date>2011-03-07T16:36:50</dc:date>
    <meta:document-statistic meta:table-count="2" meta:cell-count="1338" meta:object-count="0"/>
    <meta:generator>LibreOffice/5.0.5.2$Windows_x86 LibreOffice_project/55b006a02d247b5f7215fc6ea0fde844b30035b3</meta:generator>
  </office:meta>
</office:document-meta>
</file>